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83cm" style:rel-column-width="32794*"/>
    </style:style>
    <style:style style:name="Table8.B" style:family="table-column">
      <style:table-column-properties style:column-width="4.008cm" style:rel-column-width="10047*"/>
    </style:style>
    <style:style style:name="Table8.C" style:family="table-column">
      <style:table-column-properties style:column-width="5.092cm" style:rel-column-width="12765*"/>
    </style:style>
    <style:style style:name="Table8.D" style:family="table-column">
      <style:table-column-properties style:column-width="3.962cm" style:rel-column-width="9929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none" fo:border-top="none" fo:border-bottom="0.5pt solid #000000"/>
    </style:style>
    <style:style style:name="Table8.C5" style:family="table-cell">
      <style:table-cell-properties fo:padding="0.097cm" fo:border-left="0.5pt solid #000000" fo:border-right="none" fo:border-top="none" fo:border-bottom="0.5pt solid #000000"/>
    </style:style>
    <style:style style:name="Table8.D5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edef22"/>
    </style:style>
    <style:style style:name="P10" style:family="paragraph" style:parent-style-name="Table_20_Contents">
      <style:text-properties officeooo:paragraph-rsid="044eb851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officeooo:paragraph-rsid="04489b60"/>
    </style:style>
    <style:style style:name="P13" style:family="paragraph" style:parent-style-name="Table_20_Contents">
      <style:text-properties officeooo:paragraph-rsid="044c2e9f"/>
    </style:style>
    <style:style style:name="P14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5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6" style:family="paragraph" style:parent-style-name="Table_20_Contents">
      <style:text-properties officeooo:paragraph-rsid="03c7c1cb"/>
    </style:style>
    <style:style style:name="P17" style:family="paragraph" style:parent-style-name="Table_20_Contents">
      <style:text-properties officeooo:paragraph-rsid="03ecb54b"/>
    </style:style>
    <style:style style:name="P18" style:family="paragraph" style:parent-style-name="Table_20_Contents">
      <style:text-properties officeooo:paragraph-rsid="04a0df66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49687d6"/>
    </style:style>
    <style:style style:name="P23" style:family="paragraph" style:parent-style-name="Table_20_Contents">
      <style:text-properties officeooo:paragraph-rsid="04926971"/>
    </style:style>
    <style:style style:name="P24" style:family="paragraph" style:parent-style-name="Table_20_Contents">
      <style:text-properties officeooo:paragraph-rsid="044ab44f"/>
    </style:style>
    <style:style style:name="P25" style:family="paragraph" style:parent-style-name="Table_20_Contents">
      <style:text-properties officeooo:paragraph-rsid="044d6203"/>
    </style:style>
    <style:style style:name="P26" style:family="paragraph" style:parent-style-name="Table_20_Contents">
      <style:text-properties officeooo:paragraph-rsid="04697cf6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2539cf"/>
    </style:style>
    <style:style style:name="P32" style:family="paragraph" style:parent-style-name="Table_20_Contents">
      <style:text-properties officeooo:paragraph-rsid="03d70fa4"/>
    </style:style>
    <style:style style:name="P33" style:family="paragraph" style:parent-style-name="Table_20_Contents">
      <style:text-properties officeooo:paragraph-rsid="03d2b776"/>
    </style:style>
    <style:style style:name="P34" style:family="paragraph" style:parent-style-name="Table_20_Contents">
      <style:text-properties officeooo:paragraph-rsid="0378741f"/>
    </style:style>
    <style:style style:name="P35" style:family="paragraph" style:parent-style-name="Table_20_Contents">
      <style:text-properties officeooo:paragraph-rsid="03d81c7c"/>
    </style:style>
    <style:style style:name="P36" style:family="paragraph" style:parent-style-name="Table_20_Contents">
      <style:text-properties officeooo:paragraph-rsid="03a5c11a"/>
    </style:style>
    <style:style style:name="P37" style:family="paragraph" style:parent-style-name="Preformatted_20_Text">
      <style:text-properties officeooo:paragraph-rsid="03d81c7c"/>
    </style:style>
    <style:style style:name="P38" style:family="paragraph" style:parent-style-name="Preformatted_20_Text">
      <style:text-properties officeooo:paragraph-rsid="03ab86af"/>
    </style:style>
    <style:style style:name="P39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officeooo:paragraph-rsid="03a3caeb"/>
    </style:style>
    <style:style style:name="P41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officeooo:paragraph-rsid="0455c518"/>
    </style:style>
    <style:style style:name="P43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officeooo:paragraph-rsid="038d092b"/>
    </style:style>
    <style:style style:name="P45" style:family="paragraph" style:parent-style-name="Table_20_Contents">
      <style:text-properties officeooo:paragraph-rsid="0453bfb4"/>
    </style:style>
    <style:style style:name="P46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0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6" style:family="paragraph" style:parent-style-name="Table_20_Contents">
      <style:text-properties officeooo:paragraph-rsid="0108f4cf"/>
    </style:style>
    <style:style style:name="P57" style:family="paragraph" style:parent-style-name="Table_20_Contents">
      <style:text-properties officeooo:paragraph-rsid="0294e861"/>
    </style:style>
    <style:style style:name="P58" style:family="paragraph" style:parent-style-name="Table_20_Contents">
      <style:text-properties officeooo:paragraph-rsid="02b867ce"/>
    </style:style>
    <style:style style:name="P59" style:family="paragraph" style:parent-style-name="Table_20_Contents">
      <style:text-properties officeooo:paragraph-rsid="010e8474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5" style:family="paragraph" style:parent-style-name="Table_20_Contents">
      <style:text-properties officeooo:paragraph-rsid="015fc100"/>
    </style:style>
    <style:style style:name="P66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7" style:family="paragraph" style:parent-style-name="Table_20_Contents">
      <style:text-properties officeooo:paragraph-rsid="02ae0b54"/>
    </style:style>
    <style:style style:name="P6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7" style:family="paragraph" style:parent-style-name="Table_20_Contents">
      <style:text-properties officeooo:paragraph-rsid="03dddf35"/>
    </style:style>
    <style:style style:name="P78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officeooo:paragraph-rsid="03efe0f5"/>
    </style:style>
    <style:style style:name="P80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2" style:family="paragraph" style:parent-style-name="Table_20_Contents">
      <style:text-properties officeooo:paragraph-rsid="038a25fe"/>
    </style:style>
    <style:style style:name="P83" style:family="paragraph" style:parent-style-name="Table_20_Contents">
      <style:text-properties officeooo:paragraph-rsid="0390111d"/>
    </style:style>
    <style:style style:name="P84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6" style:family="paragraph" style:parent-style-name="Table_20_Contents">
      <style:text-properties officeooo:paragraph-rsid="03427071"/>
    </style:style>
    <style:style style:name="P87" style:family="paragraph" style:parent-style-name="Table_20_Contents">
      <style:text-properties officeooo:paragraph-rsid="034a5fa0"/>
    </style:style>
    <style:style style:name="P88" style:family="paragraph" style:parent-style-name="Table_20_Contents">
      <style:text-properties officeooo:paragraph-rsid="0391a834"/>
    </style:style>
    <style:style style:name="P89" style:family="paragraph" style:parent-style-name="Table_20_Contents">
      <style:text-properties officeooo:paragraph-rsid="03017dbe"/>
    </style:style>
    <style:style style:name="P90" style:family="paragraph" style:parent-style-name="Table_20_Contents">
      <style:text-properties officeooo:paragraph-rsid="03ba19bb"/>
    </style:style>
    <style:style style:name="P91" style:family="paragraph" style:parent-style-name="Table_20_Contents">
      <style:text-properties officeooo:paragraph-rsid="031c8ae5"/>
    </style:style>
    <style:style style:name="P92" style:family="paragraph" style:parent-style-name="Table_20_Contents">
      <style:text-properties officeooo:paragraph-rsid="030c3545"/>
    </style:style>
    <style:style style:name="P9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9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0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1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2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4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5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8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3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4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5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4a2b8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9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officeooo:rsid="03959f64" style:font-name-complex="Courier New"/>
    </style:style>
    <style:style style:name="T129" style:family="text">
      <style:text-properties fo:color="#000000" loext:opacity="100%" style:font-name="Courier New" officeooo:rsid="03b8181e" style:font-name-complex="Courier New"/>
    </style:style>
    <style:style style:name="T130" style:family="text">
      <style:text-properties fo:color="#000000" loext:opacity="100%" style:font-name="Courier New" officeooo:rsid="03d81c7c" style:font-name-complex="Courier New"/>
    </style:style>
    <style:style style:name="T131" style:family="text">
      <style:text-properties fo:color="#000000" loext:opacity="100%" style:font-name="Courier New" officeooo:rsid="03bb832f" style:font-name-complex="Courier New"/>
    </style:style>
    <style:style style:name="T132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officeooo:rsid="0277dedb"/>
    </style:style>
    <style:style style:name="T13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officeooo:rsid="023d069c"/>
    </style:style>
    <style:style style:name="T140" style:family="text">
      <style:text-properties officeooo:rsid="021570c6"/>
    </style:style>
    <style:style style:name="T141" style:family="text">
      <style:text-properties officeooo:rsid="02984091"/>
    </style:style>
    <style:style style:name="T142" style:family="text">
      <style:text-properties officeooo:rsid="0298730b"/>
    </style:style>
    <style:style style:name="T143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4" style:family="text">
      <style:text-properties fo:font-style="normal" officeooo:rsid="023ec219" style:font-style-asian="normal" style:font-style-complex="normal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officeooo:rsid="0213f657"/>
    </style:style>
    <style:style style:name="T147" style:family="text">
      <style:text-properties fo:color="#000000" loext:opacity="100%" style:font-name="Courier New" style:font-name-complex="Courier New"/>
    </style:style>
    <style:style style:name="T148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9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1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3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5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officeooo:rsid="02b867ce"/>
    </style:style>
    <style:style style:name="T197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2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2" style:family="text">
      <style:text-properties officeooo:rsid="0391a834"/>
    </style:style>
    <style:style style:name="T213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4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6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7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officeooo:rsid="04144748"/>
    </style:style>
    <style:style style:name="T223" style:family="text">
      <style:text-properties officeooo:rsid="0478c748"/>
    </style:style>
    <style:style style:name="T224" style:family="text">
      <style:text-properties fo:font-style="italic" officeooo:rsid="040de640" style:font-style-asian="italic" style:font-style-complex="italic"/>
    </style:style>
    <style:style style:name="T225" style:family="text">
      <style:text-properties fo:font-style="italic" officeooo:rsid="0478c748" style:font-style-asian="italic" style:font-style-complex="italic"/>
    </style:style>
    <style:style style:name="T226" style:family="text">
      <style:text-properties fo:font-style="italic" officeooo:rsid="04125c48" style:font-style-asian="italic" style:font-style-complex="italic"/>
    </style:style>
    <style:style style:name="T227" style:family="text">
      <style:text-properties officeooo:rsid="042d7d17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officeooo:rsid="041182c7" style:font-style-asian="italic" style:font-style-complex="italic"/>
    </style:style>
    <style:style style:name="T230" style:family="text">
      <style:text-properties officeooo:rsid="0424aa9b"/>
    </style:style>
    <style:style style:name="T231" style:family="text">
      <style:text-properties officeooo:rsid="047a4342"/>
    </style:style>
    <style:style style:name="T232" style:family="text">
      <style:text-properties style:font-name="Courier New" officeooo:rsid="040de640"/>
    </style:style>
    <style:style style:name="T233" style:family="text">
      <style:text-properties style:font-name="Courier New" officeooo:rsid="046bdc70"/>
    </style:style>
    <style:style style:name="T234" style:family="text">
      <style:text-properties style:font-name="Courier New" fo:font-weight="normal" officeooo:rsid="040de640" style:font-weight-asian="normal" style:font-weight-complex="normal"/>
    </style:style>
    <style:style style:name="T235" style:family="text">
      <style:text-properties style:font-name="Courier New" fo:font-weight="normal" officeooo:rsid="04283cfb" style:font-weight-asian="normal" style:font-weight-complex="normal"/>
    </style:style>
    <style:style style:name="T236" style:family="text">
      <style:text-properties officeooo:rsid="048a07de"/>
    </style:style>
    <style:style style:name="T237" style:family="text">
      <style:text-properties officeooo:rsid="04125c48"/>
    </style:style>
    <style:style style:name="T238" style:family="text">
      <style:text-properties officeooo:rsid="04546f38"/>
    </style:style>
    <style:style style:name="T239" style:family="text">
      <style:text-properties fo:language="zxx" fo:country="none" style:language-asian="zxx" style:country-asian="none" style:language-complex="zxx" style:country-complex="none"/>
    </style:style>
    <style:style style:name="T240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41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9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0"><text:span text:style-name="Source_20_Text"><text:span text:style-name="T12">isCoercedObject</text:span></text:span><text:span text:style-name="Source_20_Text"><text:span text:style-name="T30">(object);</text:span></text:span></text:p>
            <text:p text:style-name="P10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1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1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38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8">);</text:span></text:span></text:p>
            <text:p text:style-name="P12"><text:span text:style-name="Source_20_Text"><text:span text:style-name="T39">isPlainObject(value);</text:span></text:span></text:p>
            <text:p text:style-name="P11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12">is</text:span></text:span><text:span text:style-name="Source_20_Text"><text:span text:style-name="T40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41">isClass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41">);</text:span></text:span></text:p>
            <text:p text:style-name="P11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1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1"><text:span text:style-name="Source_20_Text"><text:span text:style-name="T38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8">);</text:span></text:span></text:p>
            <text:p text:style-name="P11"><text:span text:style-name="Source_20_Text"><text:span text:style-name="T38">isProxy(value);</text:span></text:span></text:p>
            <text:p text:style-name="P11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1"><text:span text:style-name="Source_20_Text"><text:span text:style-name="T38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8">);</text:span></text:span></text:p>
            <text:p text:style-name="P11"><text:span text:style-name="Source_20_Text"><text:span text:style-name="T12">isArraylike(value);</text:span></text:span></text:p>
            <text:p text:style-name="P13"><text:span text:style-name="Source_20_Text"><text:span text:style-name="T12">isTypedArray(value);</text:span></text:span></text:p>
            <text:p text:style-name="P13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1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1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4"><text:span text:style-name="Source_20_Text"><text:span text:style-name="T48">isIndex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4"><text:span text:style-name="Source_20_Text"><text:span text:style-name="T51">to</text:span></text:span><text:span text:style-name="Source_20_Text"><text:span text:style-name="T48">Index(v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5"><text:span text:style-name="Source_20_Text"><text:span text:style-name="T49">isLength</text:span></text:span><text:span text:style-name="Source_20_Text"><text:span text:style-name="T48">(v</text:span></text:span><text:span text:style-name="Source_20_Text"><text:span text:style-name="T49">al</text:span></text:span><text:span text:style-name="Source_20_Text"><text:span text:style-name="T50">ue</text:span></text:span><text:span text:style-name="Source_20_Text"><text:span text:style-name="T48">);</text:span></text:span></text:p>
            <text:p text:style-name="P15"><text:span text:style-name="Source_20_Text"><text:span text:style-name="T53">toLength(value);</text:span></text:span></text:p>
            <text:p text:style-name="P16"><text:span text:style-name="Source_20_Text"><text:span text:style-name="T54">isPropertyKey(v</text:span></text:span><text:span text:style-name="Source_20_Text"><text:span text:style-name="T55">alu</text:span></text:span><text:span text:style-name="Source_20_Text"><text:span text:style-name="T56">e</text:span></text:span><text:span text:style-name="Source_20_Text"><text:span text:style-name="T54">);</text:span></text:span></text:p>
            <text:p text:style-name="P16"><text:span text:style-name="Source_20_Text"><text:span text:style-name="T54">toPropertyKey(v</text:span></text:span><text:span text:style-name="Source_20_Text"><text:span text:style-name="T56">alue</text:span></text:span><text:span text:style-name="Source_20_Text"><text:span text:style-name="T54">);</text:span></text:span></text:p>
            <text:p text:style-name="P17"><text:span text:style-name="Source_20_Text"><text:span text:style-name="T54">isPrimitive(v</text:span></text:span><text:span text:style-name="Source_20_Text"><text:span text:style-name="T57">a</text:span></text:span><text:span text:style-name="Source_20_Text"><text:span text:style-name="T58">lue</text:span></text:span><text:span text:style-name="Source_20_Text"><text:span text:style-name="T54">);</text:span></text:span></text:p>
            <text:p text:style-name="P17"><text:span text:style-name="Source_20_Text"><text:span text:style-name="T39">toPrimitive</text:span></text:span><text:span text:style-name="Source_20_Text"><text:span text:style-name="T59">Value</text:span></text:span><text:span text:style-name="Source_20_Text"><text:span text:style-name="T39">(valu</text:span></text:span><text:span text:style-name="Source_20_Text"><text:span text:style-name="T56">e</text:span></text:span><text:span text:style-name="Source_20_Text"><text:span text:style-name="T39">);</text:span></text:span></text:p>
            <text:p text:style-name="P12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7"><text:span text:style-name="Source_20_Text"><text:span text:style-name="T39">toObject(v</text:span></text:span><text:span text:style-name="Source_20_Text"><text:span text:style-name="T60">alu</text:span></text:span><text:span text:style-name="Source_20_Text"><text:span text:style-name="T61">e</text:span></text:span><text:span text:style-name="Source_20_Text"><text:span text:style-name="T39">);</text:span></text:span></text:p>
            <text:p text:style-name="P18"><text:span text:style-name="Source_20_Text"><text:span text:style-name="T39">toSafeString</text:span></text:span><text:span text:style-name="Source_20_Text"><text:span text:style-name="T62">(value);</text:span></text:span></text:p>
          </table:table-cell>
          <table:table-cell table:style-name="Table1.D2" table:number-rows-spanned="6" office:value-type="string">
            <text:p text:style-name="P19"><text:span text:style-name="Source_20_Text"><text:span text:style-name="T12">qsa(selector[,context]).forEach(c</text:span></text:span><text:span text:style-name="Source_20_Text"><text:span text:style-name="T63">a</text:span></text:span><text:span text:style-name="Source_20_Text"><text:span text:style-name="T64">llback</text:span></text:span><text:span text:style-name="Source_20_Text"><text:span text:style-name="T12">);</text:span></text:span></text:p>
            <text:p text:style-name="P19"><text:span text:style-name="Source_20_Text"><text:span text:style-name="T12">qs(selector[,context]);</text:span></text:span></text:p>
            <text:p text:style-name="P19"><text:span text:style-name="Source_20_Text"><text:span text:style-name="T12">domReady(c</text:span></text:span><text:span text:style-name="Source_20_Text"><text:span text:style-name="T63">allback</text:span></text:span><text:span text:style-name="Source_20_Text"><text:span text:style-name="T12">);</text:span></text:span></text:p>
            <text:p text:style-name="P19"><text:span text:style-name="Source_20_Text"><text:span text:style-name="T65">domClear(e</text:span></text:span><text:span text:style-name="Source_20_Text"><text:span text:style-name="T66">lement</text:span></text:span><text:span text:style-name="Source_20_Text"><text:span text:style-name="T65">);</text:span></text:span></text:p>
            <text:p text:style-name="P19"><text:span text:style-name="Source_20_Text"><text:span text:style-name="T12">domCreate(type[,properties[,innerHTML]]);</text:span></text:span></text:p>
            <text:p text:style-name="P19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19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19"><text:span text:style-name="Source_20_Text"><text:span text:style-name="T12">domGetCSS(element</text:span></text:span><text:span text:style-name="Source_20_Text"><text:span text:style-name="T67">[</text:span></text:span><text:span text:style-name="Source_20_Text"><text:span text:style-name="T12">,property</text:span></text:span><text:span text:style-name="Source_20_Text"><text:span text:style-name="T68">]</text:span></text:span><text:span text:style-name="Source_20_Text"><text:span text:style-name="T12">);</text:span></text:span></text:p>
            <text:p text:style-name="P19"><text:span text:style-name="Source_20_Text"><text:span text:style-name="T12">domSetCSS(element,property,value);</text:span></text:span></text:p>
            <text:p text:style-name="P19"><text:span text:style-name="Source_20_Text"><text:span text:style-name="T12">domSetCSS(element,properties);</text:span></text:span></text:p>
            <text:p text:style-name="P19"><text:span text:style-name="Source_20_Text"><text:span text:style-name="T12">domFadeIn(element[,duration[,display]]);</text:span></text:span></text:p>
            <text:p text:style-name="P19"><text:span text:style-name="Source_20_Text"><text:span text:style-name="T12">domFadeOut(element[,duration]); </text:span></text:span></text:p>
            <text:p text:style-name="P19"><text:span text:style-name="Source_20_Text"><text:span text:style-name="T12">domFadeToggle(elem[,duration[,display]]);</text:span></text:span></text:p>
            <text:p text:style-name="P19"><text:span text:style-name="Source_20_Text"><text:span text:style-name="T12">domShow(element[,display]);</text:span></text:span></text:p>
            <text:p text:style-name="P19"><text:span text:style-name="Source_20_Text"><text:span text:style-name="T12">domHide(e</text:span></text:span><text:span text:style-name="Source_20_Text"><text:span text:style-name="T69">le</text:span></text:span><text:span text:style-name="Source_20_Text"><text:span text:style-name="T70">ment</text:span></text:span><text:span text:style-name="Source_20_Text"><text:span text:style-name="T12">);</text:span></text:span></text:p>
            <text:p text:style-name="P19"><text:span text:style-name="Source_20_Text"><text:span text:style-name="T12">domToggle(element[,display]);</text:span></text:span></text:p>
            <text:p text:style-name="P19"><text:span text:style-name="Source_20_Text"><text:span text:style-name="T12">domIsHidden(element);</text:span></text:span></text:p>
            <text:p text:style-name="P19"><text:span text:style-name="Source_20_Text"><text:span text:style-name="T71">domScrollToTop();</text:span></text:span><text:span text:style-name="Source_20_Text"><text:span text:style-name="T72"> </text:span></text:span><text:span text:style-name="Source_20_Text"><text:span text:style-name="T73">and </text:span></text:span><text:span text:style-name="Source_20_Text"><text:span text:style-name="T74">domScrollToBottom();</text:span></text:span></text:p>
            <text:p text:style-name="P19"><text:span text:style-name="Source_20_Text"><text:span text:style-name="T12">domScrollToElement(element[,top=true]);<text:line-break/>domSiblings(element);</text:span></text:span></text:p>
            <text:p text:style-name="P19"><text:span text:style-name="Source_20_Text"><text:span text:style-name="T12">domSiblingsPrev(element);</text:span></text:span></text:p>
            <text:p text:style-name="P19"><text:span text:style-name="Source_20_Text"><text:span text:style-name="T12">domSiblings</text:span></text:span><text:span text:style-name="Source_20_Text"><text:span text:style-name="T75">Left</text:span></text:span><text:span text:style-name="Source_20_Text"><text:span text:style-name="T12">(element);</text:span></text:span></text:p>
            <text:p text:style-name="P13"><text:span text:style-name="Source_20_Text"><text:span text:style-name="T12">domSiblingsNext(element);</text:span></text:span></text:p>
            <text:p text:style-name="P13"><text:span text:style-name="Source_20_Text"><text:span text:style-name="T12">domSiblings</text:span></text:span><text:span text:style-name="Source_20_Text"><text:span text:style-name="T75">Right</text:span></text:span><text:span text:style-name="Source_20_Text"><text:span text:style-name="T12">(element);</text:span></text:span></text:p>
            <text:p text:style-name="P19"><text:span text:style-name="Source_20_Text"><text:span text:style-name="T76">domGetC</text:span></text:span><text:span text:style-name="Source_20_Text"><text:span text:style-name="T77">SS</text:span></text:span><text:span text:style-name="Source_20_Text"><text:span text:style-name="T76">Var(name);</text:span></text:span></text:p>
            <text:p text:style-name="P19"><text:span text:style-name="Source_20_Text"><text:span text:style-name="T12">domSetC</text:span></text:span><text:span text:style-name="Source_20_Text"><text:span text:style-name="T77">SS</text:span></text:span><text:span text:style-name="Source_20_Text"><text:span text:style-name="T12">Var(</text:span></text:span><text:span text:style-name="Source_20_Text"><text:span text:style-name="T76">n</text:span></text:span><text:span text:style-name="Source_20_Text"><text:span text:style-name="T12">a</text:span></text:span><text:span text:style-name="Source_20_Text"><text:span text:style-name="T76">me</text:span></text:span><text:span text:style-name="Source_20_Text"><text:span text:style-name="T12">,</text:span></text:span><text:span text:style-name="Source_20_Text"><text:span text:style-name="T76">v</text:span></text:span><text:span text:style-name="Source_20_Text"><text:span text:style-name="T12">a</text:span></text:span><text:span text:style-name="Source_20_Text"><text:span text:style-name="T76">lue</text:span></text:span><text:span text:style-name="Source_20_Text"><text:span text:style-name="T12">);</text:span></text:span></text:p>
            <text:p text:style-name="P19"><text:span text:style-name="Source_20_Text"><text:span text:style-name="T12">importScript(script1[,scriptN]);</text:span></text:span></text:p>
            <text:p text:style-name="P19"><text:span text:style-name="Source_20_Text"><text:span text:style-name="T12">importStyle(style1[,styleN]);</text:span></text:span></text:p>
            <text:p text:style-name="P20"><text:span text:style-name="Source_20_Text"><text:span text:style-name="T12">setFullscreenOn(selector</text:span></text:span><text:span text:style-name="Source_20_Text"><text:span text:style-name="T78">);</text:span></text:span></text:p>
            <text:p text:style-name="P20"><text:span text:style-name="Source_20_Text"><text:span text:style-name="T12">setFullscreenOn(element);</text:span></text:span></text:p>
            <text:p text:style-name="P19"><text:span text:style-name="Source_20_Text"><text:span text:style-name="T12">setFullscreenOff();</text:span></text:span></text:p>
            <text:p text:style-name="P21"><text:span text:style-name="Source_20_Text"><text:span text:style-name="T12">getFullscreen();<text:line-break/>form2array(form);</text:span></text:span></text:p>
            <text:p text:style-name="P21"><text:span text:style-name="Source_20_Text"><text:span text:style-name="T12">form2string(form);</text:span></text:span></text:p>
            <text:p text:style-name="P19"><text:span text:style-name="Source_20_Text"><text:span text:style-name="T12">getDoNotTrack();</text:span></text:span></text:p>
            <text:p text:style-name="P21"><text:span text:style-name="Source_20_Text"><text:span text:style-name="T12">getLocation(success[,error]);</text:span></text:span></text:p>
            <text:p text:style-name="P21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2"><text:span text:style-name="Source_20_Text"><text:span text:style-name="T79">VERSION;</text:span></text:span></text:p>
            <text:p text:style-name="P23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3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3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3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3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3"><text:span text:style-name="Source_20_Text"><text:span text:style-name="T80">BASE16;</text:span></text:span></text:p>
            <text:p text:style-name="P23"><text:span text:style-name="Source_20_Text"><text:span text:style-name="T80">BASE</text:span></text:span><text:span text:style-name="Source_20_Text"><text:span text:style-name="T81">32;</text:span></text:span></text:p>
            <text:p text:style-name="P23"><text:span text:style-name="Source_20_Text"><text:span text:style-name="T81">BASE36;</text:span></text:span></text:p>
            <text:p text:style-name="P23"><text:span text:style-name="Source_20_Text"><text:span text:style-name="T81">BASE58;</text:span></text:span></text:p>
            <text:p text:style-name="P23"><text:span text:style-name="Source_20_Text"><text:span text:style-name="T81">BASE62;</text:span></text:span></text:p>
            <text:p text:style-name="P23"><text:span text:style-name="Source_20_Text"><text:span text:style-name="T81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4"><text:span text:style-name="Source_20_Text"><text:span text:style-name="T12">extend([deep,]target,source1[,s</text:span></text:span><text:span text:style-name="Source_20_Text"><text:span text:style-name="T82">ou</text:span></text:span><text:span text:style-name="Source_20_Text"><text:span text:style-name="T12">rc</text:span></text:span><text:span text:style-name="Source_20_Text"><text:span text:style-name="T82">e</text:span></text:span><text:span text:style-name="Source_20_Text"><text:span text:style-name="T12">N]);</text:span></text:span></text:p>
            <text:p text:style-name="P24"><text:span text:style-name="Source_20_Text"><text:span text:style-name="T12">deleteOwnProperty(</text:span></text:span><text:span text:style-name="Source_20_Text"><text:span text:style-name="T83">obj</text:span></text:span><text:span text:style-name="Source_20_Text"><text:span text:style-name="T12">,</text:span></text:span><text:span text:style-name="Source_20_Text"><text:span text:style-name="T83">prop</text:span></text:span><text:span text:style-name="Source_20_Text"><text:span text:style-name="T12">[,Throw=false]);</text:span></text:span></text:p>
            <text:p text:style-name="P24"><text:span text:style-name="Source_20_Text"><text:span text:style-name="T12">sizeIn(o</text:span></text:span><text:span text:style-name="Source_20_Text"><text:span text:style-name="T84">bje</text:span></text:span><text:span text:style-name="Source_20_Text"><text:span text:style-name="T85">ct</text:span></text:span><text:span text:style-name="Source_20_Text"><text:span text:style-name="T12">);</text:span></text:span></text:p>
            <text:p text:style-name="P24"><text:span text:style-name="Source_20_Text"><text:span text:style-name="T12">pick(object,keys);</text:span></text:span></text:p>
            <text:p text:style-name="P24"><text:span text:style-name="Source_20_Text"><text:span text:style-name="T86">omit</text:span></text:span><text:span text:style-name="Source_20_Text"><text:span text:style-name="T12">(object,keys);</text:span></text:span></text:p>
            <text:p text:style-name="P24"><text:span text:style-name="Source_20_Text"><text:span text:style-name="T87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4"><text:span text:style-name="Source_20_Text"><text:span text:style-name="T12">delay(mi</text:span></text:span><text:span text:style-name="Source_20_Text"><text:span text:style-name="T88">lis</text:span></text:span><text:span text:style-name="Source_20_Text"><text:span text:style-name="T12">e</text:span></text:span><text:span text:style-name="Source_20_Text"><text:span text:style-name="T88">c</text:span></text:span><text:span text:style-name="Source_20_Text"><text:span text:style-name="T12">).then(callback);</text:span></text:span></text:p>
            <text:p text:style-name="P24"><text:span text:style-name="Source_20_Text"><text:span text:style-name="T12">bind(</text:span></text:span><text:span text:style-name="Source_20_Text"><text:span text:style-name="T89">function</text:span></text:span><text:span text:style-name="Source_20_Text"><text:span text:style-name="T12">,context);</text:span></text:span></text:p>
            <text:p text:style-name="P24"><text:span text:style-name="Source_20_Text"><text:span text:style-name="T90">unBind</text:span></text:span><text:span text:style-name="Source_20_Text"><text:span text:style-name="T91">(</text:span></text:span><text:span text:style-name="Source_20_Text"><text:span text:style-name="T92">f</text:span></text:span><text:span text:style-name="Source_20_Text"><text:span text:style-name="T93">unction</text:span></text:span><text:span text:style-name="Source_20_Text"><text:span text:style-name="T91">);</text:span></text:span></text:p>
            <text:p text:style-name="P24"><text:span text:style-name="Source_20_Text"><text:span text:style-name="T91">curry(function);</text:span></text:span></text:p>
            <text:p text:style-name="P24"><text:span text:style-name="Source_20_Text"><text:span text:style-name="T91">compose(function1[,functionN]);</text:span></text:span></text:p>
            <text:p text:style-name="P24"><text:span text:style-name="Source_20_Text"><text:span text:style-name="T91">pipe(function1[,functionN]);</text:span></text:span></text:p>
            <text:p text:style-name="P24"><text:span text:style-name="Source_20_Text"><text:span text:style-name="T94">once(function);</text:span></text:span></text:p>
            <text:p text:style-name="P24"><text:span text:style-name="Source_20_Text"><text:span text:style-name="T87">tap(function): function(</text:span></text:span><text:span text:style-name="Source_20_Text"><text:span text:style-name="T95">value</text:span></text:span><text:span text:style-name="Source_20_Text"><text:span text:style-name="T87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2">randomBoolean</text:span></text:span><text:span text:style-name="Source_20_Text"><text:span text:style-name="T14">();</text:span></text:span></text:p>
            <text:p text:style-name="P25"><text:span text:style-name="Source_20_Text"><text:span text:style-name="T96">r</text:span></text:span><text:span text:style-name="Source_20_Text"><text:span text:style-name="T14">andomUUIDv7</text:span></text:span><text:span text:style-name="Source_20_Text"><text:span text:style-name="T97">(</text:span></text:span><text:span text:style-name="Source_20_Text"><text:span text:style-name="T98">v4=false</text:span></text:span><text:span text:style-name="Source_20_Text"><text:span text:style-name="T97">);</text:span></text:span></text:p>
            <text:p text:style-name="P25"><text:span text:style-name="Source_20_Text"><text:span text:style-name="T99">timestampID([size=21[,alphabet=</text:span></text:span><text:span text:style-name="Source_20_Text"><text:span text:style-name="T100">"123456789ABCDEFGHJKLMNPQRSTUVWXYZabcdefghijkmnopqrstuvwxyz"</text:span></text:span><text:span text:style-name="Source_20_Text"><text:span text:style-name="T99">]]);</text:span></text:span></text:p>
            <text:p text:style-name="P25"><text:span text:style-name="Source_20_Text"><text:span text:style-name="T80">nanoid([size=21[,alphabet="A-Za-z0-9_-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2">createPolyfillMethod(o</text:span></text:span><text:span text:style-name="Source_20_Text"><text:span text:style-name="T101">b</text:span></text:span><text:span text:style-name="Source_20_Text"><text:span text:style-name="T102">ject</text:span></text:span><text:span text:style-name="Source_20_Text"><text:span text:style-name="T12">,</text:span></text:span><text:span text:style-name="Source_20_Text"><text:span text:style-name="T103">prop</text:span></text:span><text:span text:style-name="Source_20_Text"><text:span text:style-name="T12">,v</text:span></text:span><text:span text:style-name="Source_20_Text"><text:span text:style-name="T104">alu</text:span></text:span><text:span text:style-name="Source_20_Text"><text:span text:style-name="T105">e</text:span></text:span><text:span text:style-name="Source_20_Text"><text:span text:style-name="T12">);</text:span></text:span></text:p>
            <text:p text:style-name="P26"><text:span text:style-name="Source_20_Text"><text:span text:style-name="T12">createPolyfillProperty(o</text:span></text:span><text:span text:style-name="Source_20_Text"><text:span text:style-name="T101">b</text:span></text:span><text:span text:style-name="Source_20_Text"><text:span text:style-name="T102">ject</text:span></text:span><text:span text:style-name="Source_20_Text"><text:span text:style-name="T12">,</text:span></text:span><text:span text:style-name="Source_20_Text"><text:span text:style-name="T103">prop</text:span></text:span><text:span text:style-name="Source_20_Text"><text:span text:style-name="T12">,v</text:span></text:span><text:span text:style-name="Source_20_Text"><text:span text:style-name="T106">alu</text:span></text:span><text:span text:style-name="Source_20_Text"><text:span text:style-name="T107">e</text:span></text:span><text:span text:style-name="Source_20_Text"><text:span text:style-name="T12">);</text:span></text:span></text:p>
            <text:p text:style-name="P26"><text:span text:style-name="Source_20_Text"><text:span text:style-name="T12">getUrlVars([str=location.search]);</text:span></text:span></text:p>
            <text:p text:style-name="P26"><text:span text:style-name="Source_20_Text"><text:span text:style-name="T12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8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31"><text:span text:style-name="Source_20_Text"><text:span text:style-name="T12"/></text:span></text:p>
            <text:p text:style-name="P32"><text:span text:style-name="Source_20_Text"><text:span text:style-name="T12">b64Decode(s</text:span></text:span><text:span text:style-name="Source_20_Text"><text:span text:style-name="T69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3"><text:span text:style-name="Source_20_Text"><text:span text:style-name="T12">b64Encode(string);</text:span></text:span></text:p>
            <text:p text:style-name="P33"><text:span text:style-name="Source_20_Text"><text:span text:style-name="T12"/></text:span></text:p>
            <text:p text:style-name="P32"><text:span text:style-name="Source_20_Text"><text:span text:style-name="T12">strAt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2">,index[,newChar]);</text:span></text:span></text:p>
            <text:p text:style-name="P32"><text:span text:style-name="Source_20_Text"><text:span text:style-name="T12"/></text:span></text:p>
            <text:p text:style-name="P32"><text:span text:style-name="Source_20_Text"><text:span text:style-name="T12">strCapitaliz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2">);</text:span></text:span></text:p>
            <text:p text:style-name="P32"><text:span text:style-name="Source_20_Text"><text:span text:style-name="T12"/></text:span></text:p>
            <text:p text:style-name="P32"><text:span text:style-name="Source_20_Text"><text:span text:style-name="T12">strCodePoints(s</text:span></text:span><text:span text:style-name="Source_20_Text"><text:span text:style-name="T113">t</text:span></text:span><text:span text:style-name="Source_20_Text"><text:span text:style-name="T114">ring</text:span></text:span><text:span text:style-name="Source_20_Text"><text:span text:style-name="T12">);</text:span></text:span></text:p>
            <text:p text:style-name="P32"><text:span text:style-name="Source_20_Text"><text:span text:style-name="T12"/></text:span></text:p>
            <text:p text:style-name="P32"><text:span text:style-name="Source_20_Text"><text:span text:style-name="T12">strDownFirst(s</text:span></text:span><text:span text:style-name="Source_20_Text"><text:span text:style-name="T115">tri</text:span></text:span><text:span text:style-name="Source_20_Text"><text:span text:style-name="T89">ng</text:span></text:span><text:span text:style-name="Source_20_Text"><text:span text:style-name="T12">);</text:span></text:span></text:p>
            <text:p text:style-name="P32"><text:span text:style-name="Source_20_Text"><text:span text:style-name="T12"/></text:span></text:p>
            <text:p text:style-name="P32"><text:span text:style-name="Source_20_Text"><text:span text:style-name="T12">strFromCodePoints(i</text:span></text:span><text:span text:style-name="Source_20_Text"><text:span text:style-name="T116">terator</text:span></text:span><text:span text:style-name="Source_20_Text"><text:span text:style-name="T12">);</text:span></text:span></text:p>
            <text:p text:style-name="P32"><text:span text:style-name="Source_20_Text"><text:span text:style-name="T12"/></text:span></text:p>
            <text:p text:style-name="P32"><text:span text:style-name="Source_20_Text"><text:span text:style-name="T12">strHTMLEscap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2">);</text:span></text:span></text:p>
            <text:p text:style-name="P32"><text:span text:style-name="Source_20_Text"><text:span text:style-name="T12"/></text:span></text:p>
            <text:p text:style-name="P32"><text:span text:style-name="Source_20_Text"><text:span text:style-name="T12">str</text:span></text:span><text:span text:style-name="Source_20_Text"><text:span text:style-name="T117">HTML</text:span></text:span><text:span text:style-name="Source_20_Text"><text:span text:style-name="T12">RemoveTags(string);</text:span></text:span></text:p>
            <text:p text:style-name="P32"><text:span text:style-name="Source_20_Text"><text:span text:style-name="T12"/></text:span></text:p>
            <text:p text:style-name="P32"><text:span text:style-name="Source_20_Text"><text:span text:style-name="T12">strHTML</text:span></text:span><text:span text:style-name="Source_20_Text"><text:span text:style-name="T118">Un</text:span></text:span><text:span text:style-name="Source_20_Text"><text:span text:style-name="T12">Escap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2">);</text:span></text:span></text:p>
            <text:p text:style-name="P32"><text:span text:style-name="Source_20_Text"><text:span text:style-name="T12"/></text:span></text:p>
            <text:p text:style-name="P32"><text:span text:style-name="Source_20_Text"><text:span text:style-name="T12">strProper</text:span></text:span><text:span text:style-name="Source_20_Text"><text:span text:style-name="T119">c</text:span></text:span><text:span text:style-name="Source_20_Text"><text:span text:style-name="T12">as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2">); </text:span></text:span></text:p>
            <text:p text:style-name="P31"><text:span text:style-name="Source_20_Text"><text:span text:style-name="T120"/></text:span></text:p>
            <text:p text:style-name="P32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12">ring</text:span></text:span><text:span text:style-name="Source_20_Text"><text:span text:style-name="T12">);</text:span></text:span></text:p>
            <text:p text:style-name="P32"><text:span text:style-name="Source_20_Text"><text:span text:style-name="T120"/></text:span></text:p>
            <text:p text:style-name="P32"><text:span text:style-name="Source_20_Text"><text:span text:style-name="T12">strSplice(</text:span></text:span><text:span text:style-name="Source_20_Text"><text:span text:style-name="T109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1">]);</text:span></text:span></text:p>
            <text:p text:style-name="P32"><text:span text:style-name="Source_20_Text"><text:span text:style-name="T120"/></text:span></text:p>
            <text:p text:style-name="P32"><text:span text:style-name="Source_20_Text"><text:span text:style-name="T120">s</text:span></text:span><text:span text:style-name="Source_20_Text"><text:span text:style-name="T12">tr</text:span></text:span><text:span text:style-name="Source_20_Text"><text:span text:style-name="T122">T</text:span></text:span><text:span text:style-name="Source_20_Text"><text:span text:style-name="T123">itle</text:span></text:span><text:span text:style-name="Source_20_Text"><text:span text:style-name="T119">c</text:span></text:span><text:span text:style-name="Source_20_Text"><text:span text:style-name="T12">as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2"><text:span text:style-name="Source_20_Text"><text:span text:style-name="T124">strTruncate(st</text:span></text:span><text:span text:style-name="Source_20_Text"><text:span text:style-name="T114">ring</text:span></text:span><text:span text:style-name="Source_20_Text"><text:span text:style-name="T124">);</text:span></text:span></text:p>
            <text:p text:style-name="P32"><text:span text:style-name="Source_20_Text"><text:span text:style-name="T124"/></text:span></text:p>
            <text:p text:style-name="P32"><text:span text:style-name="Source_20_Text"><text:span text:style-name="T12">strUpFirst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2">);</text:span></text:span></text:p>
          </table:table-cell>
          <table:table-cell table:style-name="Table5.B2" table:number-rows-spanned="4" office:value-type="string">
            <text:p text:style-name="P34"><text:span text:style-name="Source_20_Text"><text:span text:style-name="T114"/></text:span></text:p>
            <text:p text:style-name="P34"><text:span text:style-name="Source_20_Text"><text:span text:style-name="T114">a</text:span></text:span><text:span text:style-name="Source_20_Text"><text:span text:style-name="T12">ssert</text:span></text:span><text:span text:style-name="Source_20_Text"><text:span text:style-name="T114">(condition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5"><text:span text:style-name="Source_20_Text"><text:span text:style-name="T114">assertTrue(condition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6"><text:span text:style-name="Source_20_Text"><text:span text:style-name="T114"/></text:span></text:p>
            <text:p text:style-name="P35"><text:span text:style-name="Source_20_Text"><text:span text:style-name="T114">assertFalse(condition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6"><text:span text:style-name="Source_20_Text"><text:span text:style-name="T114"/></text:span></text:p>
            <text:p text:style-name="P37"><text:span text:style-name="Source_20_Text"><text:span text:style-name="T126">assertThrows</text:span></text:span><text:span text:style-name="Source_20_Text"><text:span text:style-name="T127">(callback[,message</text:span></text:span><text:span text:style-name="Source_20_Text"><text:span text:style-name="T125">|error</text:span></text:span><text:span text:style-name="Source_20_Text"><text:span text:style-name="T127">]);</text:span></text:span></text:p>
            <text:p text:style-name="P38"><text:span text:style-name="Source_20_Text"><text:span text:style-name="T127"/></text:span></text:p>
            <text:p text:style-name="P39"><text:span text:style-name="Source_20_Text"><text:span text:style-name="T128">assertFail(m</text:span></text:span><text:span text:style-name="Source_20_Text"><text:span text:style-name="T129">essage</text:span></text:span><text:span text:style-name="Source_20_Text"><text:span text:style-name="T130">|</text:span></text:span><text:span text:style-name="Source_20_Text"><text:span text:style-name="T131">error</text:span></text:span><text:span text:style-name="Source_20_Text"><text:span text:style-name="T128">);</text:span></text:span></text:p>
            <text:p text:style-name="P40"><text:span text:style-name="Source_20_Text"><text:span text:style-name="T114"/></text:span></text:p>
            <text:p text:style-name="P35"><text:span text:style-name="Source_20_Text"><text:span text:style-name="T114">assertEqual(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5"><text:span text:style-name="Source_20_Text"><text:span text:style-name="T114">assertNotEqual</text:span></text:span><text:span text:style-name="Source_20_Text"><text:span text:style-name="T132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40"><text:span text:style-name="Source_20_Text"><text:span text:style-name="T114"/></text:span></text:p>
            <text:p text:style-name="P35"><text:span text:style-name="Source_20_Text"><text:span text:style-name="T114">assertStrict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5"><text:span text:style-name="Source_20_Text"><text:span text:style-name="T114">assertNotStrict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40"><text:span text:style-name="Source_20_Text"><text:span text:style-name="T114"/></text:span></text:p>
            <text:p text:style-name="P35"><text:span text:style-name="Source_20_Text"><text:span text:style-name="T114">assertDeep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5"><text:span text:style-name="Source_20_Text"><text:span text:style-name="T114">assertNotDeep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40"><text:span text:style-name="Source_20_Text"><text:span text:style-name="T114"/></text:span></text:p>
            <text:p text:style-name="P35"><text:span text:style-name="Source_20_Text"><text:span text:style-name="T114">assertDeepStrict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5"><text:span text:style-name="Source_20_Text"><text:span text:style-name="T114">assertNotDeepStrictEqual</text:span></text:span><text:span text:style-name="Source_20_Text"><text:span text:style-name="T133">(</text:span></text:span><text:span text:style-name="Source_20_Text"><text:span text:style-name="T114">value1,value2[,</text:span></text:span><text:span text:style-name="Source_20_Text"><text:span text:style-name="T125">message|error</text:span></text:span><text:span text:style-name="Source_20_Text"><text:span text:style-name="T114">]);</text:span></text:span></text:p>
            <text:p text:style-name="P41"/>
            <text:p text:style-name="P42"><text:span text:style-name="Source_20_Text"><text:span text:style-name="T126">assertIs(value,</text:span></text:span><text:span text:style-name="Source_20_Text"><text:span text:style-name="T134">exptectedType</text:span></text:span><text:span text:style-name="Source_20_Text"><text:span text:style-name="T126">[,message</text:span></text:span><text:span text:style-name="Source_20_Text"><text:span text:style-name="T125">|error</text:span></text:span><text:span text:style-name="Source_20_Text"><text:span text:style-name="T126">]);</text:span></text:span></text:p>
            <text:p text:style-name="P42"><text:span text:style-name="Source_20_Text"><text:span text:style-name="T126">assertIsNot(value,</text:span></text:span><text:span text:style-name="Source_20_Text"><text:span text:style-name="T134">exptectedType</text:span></text:span><text:span text:style-name="Source_20_Text"><text:span text:style-name="T126">[,message</text:span></text:span><text:span text:style-name="Source_20_Text"><text:span text:style-name="T125">|error</text:span></text:span><text:span text:style-name="Source_20_Text"><text:span text:style-name="T126">]);</text:span></text:span></text:p>
            <text:p text:style-name="P40"><text:span text:style-name="Source_20_Text"><text:span text:style-name="T126"/></text:span></text:p>
            <text:p text:style-name="P35"><text:span text:style-name="Source_20_Text"><text:span text:style-name="T126">assertIsN</text:span></text:span><text:span text:style-name="Source_20_Text"><text:span text:style-name="T135">ullish</text:span></text:span><text:span text:style-name="Source_20_Text"><text:span text:style-name="T126">(value[,message</text:span></text:span><text:span text:style-name="Source_20_Text"><text:span text:style-name="T125">|error</text:span></text:span><text:span text:style-name="Source_20_Text"><text:span text:style-name="T126">]);</text:span></text:span></text:p>
            <text:p text:style-name="P35"><text:span text:style-name="Source_20_Text"><text:span text:style-name="T126">assertIsNotN</text:span></text:span><text:span text:style-name="Source_20_Text"><text:span text:style-name="T135">ullish</text:span></text:span><text:span text:style-name="Source_20_Text"><text:span text:style-name="T126">(value[,message</text:span></text:span><text:span text:style-name="Source_20_Text"><text:span text:style-name="T125">|error</text:span></text:span><text:span text:style-name="Source_20_Text"><text:span text:style-name="T126">]);</text:span></text:span></text:p>
            <text:p text:style-name="P41"><text:span text:style-name="Source_20_Text"><text:span text:style-name="T126"/></text:span></text:p>
            <text:p text:style-name="P35"><text:span text:style-name="Source_20_Text"><text:span text:style-name="T126">assertMatch(s</text:span></text:span><text:span text:style-name="Source_20_Text"><text:span text:style-name="T136">tring</text:span></text:span><text:span text:style-name="Source_20_Text"><text:span text:style-name="T126">,r</text:span></text:span><text:span text:style-name="Source_20_Text"><text:span text:style-name="T136">egexp</text:span></text:span><text:span text:style-name="Source_20_Text"><text:span text:style-name="T126">[,message</text:span></text:span><text:span text:style-name="Source_20_Text"><text:span text:style-name="T125">|error</text:span></text:span><text:span text:style-name="Source_20_Text"><text:span text:style-name="T126">]);</text:span></text:span></text:p>
            <text:p text:style-name="P35"><text:span text:style-name="Source_20_Text"><text:span text:style-name="T136">assertD</text:span></text:span><text:span text:style-name="Source_20_Text"><text:span text:style-name="T126">oesNotMatch(s</text:span></text:span><text:span text:style-name="Source_20_Text"><text:span text:style-name="T136">tring</text:span></text:span><text:span text:style-name="Source_20_Text"><text:span text:style-name="T126">,r</text:span></text:span><text:span text:style-name="Source_20_Text"><text:span text:style-name="T136">egexp</text:span></text:span><text:span text:style-name="Source_20_Text"><text:span text:style-name="T126">[,message</text:span></text:span><text:span text:style-name="Source_20_Text"><text:span text:style-name="T125">|error</text:span></text:span><text:span text:style-name="Source_20_Text"><text:span text:style-name="T126">]);</text:span></text:span></text:p>
          </table:table-cell>
          <table:table-cell table:style-name="Table5.C2" office:value-type="string">
            <text:p text:style-name="P43">sum(value1[,valueN]);</text:p>
            <text:p text:style-name="P43">avg(value1[,valueN]);</text:p>
            <text:p text:style-name="P43">product(value1[,valueN]);</text:p>
            <text:p text:style-name="P43">clamp(value,min,max);</text:p>
            <text:p text:style-name="P43"><text:span text:style-name="T137">minmax</text:span>(value,min,max);</text:p>
            <text:p text:style-name="P44"><text:span text:style-name="Source_20_Text"><text:span text:style-name="T12">inRange(value,min,max);</text:span></text:span></text:p>
            <text:p text:style-name="P44"><text:span text:style-name="Source_20_Text"><text:span text:style-name="T138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5"><text:span text:style-name="Source_20_Text"><text:span text:style-name="T12">randomInt([max]);</text:span></text:span></text:p>
            <text:p text:style-name="P45"><text:span text:style-name="Source_20_Text"><text:span text:style-name="T12">randomInt(min,max);</text:span></text:span></text:p>
            <text:p text:style-name="P45"><text:span text:style-name="Source_20_Text"><text:span text:style-name="T12">randomFloat([max]);</text:span></text:span></text:p>
            <text:p text:style-name="P45"><text:span text:style-name="Source_20_Text"><text:span text:style-name="T12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6">isEven(value);</text:p>
            <text:p text:style-name="P46">isOdd(valu<text:span text:style-name="T139">e</text:span>);</text:p>
            <text:p text:style-name="P47">isInt8(value);</text:p>
            <text:p text:style-name="P47">isInt16(value);</text:p>
            <text:p text:style-name="P47">isUInt32(value);</text:p>
            <text:p text:style-name="P47">isUInt8(value);</text:p>
            <text:p text:style-name="P47">isUInt16(value);</text:p>
            <text:p text:style-name="P47">isInt32(value);</text:p>
            <text:p text:style-name="P47">isBigInt64(value);</text:p>
            <text:p text:style-name="P48"><text:span text:style-name="T140">i</text:span><text:span text:style-name="T141">s</text:span>BigUInt64(value);</text:p>
            <text:p text:style-name="P48"><text:span text:style-name="T141">is</text:span>Float<text:span text:style-name="T142">16</text:span>(value);</text:p>
            <text:p text:style-name="P45"><text:span text:style-name="Source_20_Text"><text:span text:style-name="T138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38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<text:span text:style-name="Source_20_Text"><text:span text:style-name="T104">toInteger(valu</text:span></text:span><text:span text:style-name="Source_20_Text"><text:span text:style-name="T105">e</text:span></text:span><text:span text:style-name="Source_20_Text"><text:span text:style-name="T104">);</text:span></text:span></text:p>
            <text:p text:style-name="P49"><text:span text:style-name="Source_20_Text"><text:span text:style-name="T143">toIntegerOrInfinity(value);</text:span></text:span></text:p>
            <text:p text:style-name="P46"><text:span text:style-name="T144">t</text:span><text:span text:style-name="T145">oInt8(value);</text:span></text:p>
            <text:p text:style-name="P48">toInt16(value);</text:p>
            <text:p text:style-name="P48">toInt32(value);</text:p>
            <text:p text:style-name="P48">toUInt8(value);</text:p>
            <text:p text:style-name="P48">toUInt<text:span text:style-name="T146">1</text:span>6(value);</text:p>
            <text:p text:style-name="P48">toUInt32(value;</text:p>
            <text:p text:style-name="P48">toBigInt64(value);</text:p>
            <text:p text:style-name="P48">toBigUInt64(value);</text:p>
            <text:p text:style-name="P48"><text:span text:style-name="T146">toFloat</text:span><text:span text:style-name="T141">16</text:span><text:span text:style-name="T146">(value);</text:span></text:p>
            <text:p text:style-name="P47"><text:span text:style-name="Source_20_Text"><text:span text:style-name="T147">toFloat32(value);</text:span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1"><text:span text:style-name="Source_20_Text"><text:span text:style-name="T148">Collections </text:span></text:span><text:span text:style-name="Source_20_Text"><text:span text:style-name="T149">API</text:span></text:span></text:p>
          </table:table-cell>
          <table:covered-table-cell/>
          <table:table-cell table:style-name="Table4.C1" office:value-type="string">
            <text:p text:style-name="P52">Polyfills</text:p>
          </table:table-cell>
        </table:table-row>
        <table:table-row>
          <table:table-cell table:style-name="Table4.A2" office:value-type="string">
            <text:p text:style-name="P53"><text:span text:style-name="Source_20_Text"><text:span text:style-name="T150">castArray</text:span></text:span><text:span text:style-name="Source_20_Text"><text:span text:style-name="T151">(value);</text:span></text:span></text:p>
            <text:p text:style-name="P53"><text:span text:style-name="Source_20_Text"><text:span text:style-name="T151">compact</text:span></text:span><text:span text:style-name="Source_20_Text"><text:span text:style-name="T152">(iterator);</text:span></text:span></text:p>
            <text:p text:style-name="P53"><text:span text:style-name="Source_20_Text"><text:span text:style-name="T150">arrayDeepClone(array);</text:span></text:span></text:p>
            <text:p text:style-name="P53"><text:span text:style-name="Source_20_Text"><text:span text:style-name="T150">arrayMerge(target,so</text:span></text:span><text:span text:style-name="Source_20_Text"><text:span text:style-name="T153">ur</text:span></text:span><text:span text:style-name="Source_20_Text"><text:span text:style-name="T154">c</text:span></text:span><text:span text:style-name="Source_20_Text"><text:span text:style-name="T150">e</text:span></text:span><text:span text:style-name="Source_20_Text"><text:span text:style-name="T153">1</text:span></text:span><text:span text:style-name="Source_20_Text"><text:span text:style-name="T150">[,</text:span></text:span><text:span text:style-name="Source_20_Text"><text:span text:style-name="T154">s</text:span></text:span><text:span text:style-name="Source_20_Text"><text:span text:style-name="T153">ou</text:span></text:span><text:span text:style-name="Source_20_Text"><text:span text:style-name="T154">r</text:span></text:span><text:span text:style-name="Source_20_Text"><text:span text:style-name="T153">ce</text:span></text:span><text:span text:style-name="Source_20_Text"><text:span text:style-name="T150">N]);</text:span></text:span></text:p>
            <text:p text:style-name="P54"><text:span text:style-name="Source_20_Text"><text:span text:style-name="T155">arrayAdd</text:span></text:span><text:span text:style-name="Source_20_Text"><text:span text:style-name="T150">(array,value);</text:span></text:span></text:p>
            <text:p text:style-name="P54"><text:span text:style-name="Source_20_Text"><text:span text:style-name="T150">arrayClear(array); </text:span></text:span></text:p>
            <text:p text:style-name="P54"><text:span text:style-name="Source_20_Text"><text:span text:style-name="T156">arrayRemove(array,value[,all </text:span></text:span><text:span text:style-name="Source_20_Text"><text:span text:style-name="T157">= false</text:span></text:span><text:span text:style-name="Source_20_Text"><text:span text:style-name="T156">]);</text:span></text:span></text:p>
            <text:p text:style-name="P55"><text:span text:style-name="Source_20_Text"><text:span text:style-name="T156">arrayRemove</text:span></text:span><text:span text:style-name="Source_20_Text"><text:span text:style-name="T158">By</text:span></text:span><text:span text:style-name="Source_20_Text"><text:span text:style-name="T156">(array,c</text:span></text:span><text:span text:style-name="Source_20_Text"><text:span text:style-name="T158">allback</text:span></text:span><text:span text:style-name="Source_20_Text"><text:span text:style-name="T156">[,all</text:span></text:span><text:span text:style-name="Source_20_Text"><text:span text:style-name="T157">=false</text:span></text:span><text:span text:style-name="Source_20_Text"><text:span text:style-name="T156">]);</text:span></text:span></text:p>
            <text:p text:style-name="P56"><text:span text:style-name="Source_20_Text"><text:span text:style-name="T159"/></text:span></text:p>
            <text:p text:style-name="P56"><text:span text:style-name="Source_20_Text"><text:span text:style-name="T159">arrayRange([start=0[,end = </text:span></text:span><text:span text:style-name="Source_20_Text"><text:span text:style-name="T160">99</text:span></text:span><text:span text:style-name="Source_20_Text"><text:span text:style-name="T159">[,step = 1]]]);</text:span></text:span></text:p>
            <text:p text:style-name="P57"><text:span text:style-name="Source_20_Text"><text:span text:style-name="T161">iterRange([start=0[,step=1[,end=Infinity]]]);</text:span></text:span></text:p>
            <text:p text:style-name="P57"><text:span text:style-name="Source_20_Text"><text:span text:style-name="T161"/></text:span></text:p>
            <text:p text:style-name="P58"><text:span text:style-name="Source_20_Text"><text:span text:style-name="T80">arrayCycle(i</text:span></text:span><text:span text:style-name="Source_20_Text"><text:span text:style-name="T162">terator</text:span></text:span><text:span text:style-name="Source_20_Text"><text:span text:style-name="T80">[,n </text:span></text:span><text:span text:style-name="Source_20_Text"><text:span text:style-name="T163">= 100</text:span></text:span><text:span text:style-name="Source_20_Text"><text:span text:style-name="T80">]);</text:span></text:span></text:p>
            <text:p text:style-name="P57"><text:span text:style-name="Source_20_Text"><text:span text:style-name="T161">iterCycle(iter</text:span></text:span><text:span text:style-name="Source_20_Text"><text:span text:style-name="T164">ator</text:span></text:span><text:span text:style-name="Source_20_Text"><text:span text:style-name="T161">[,n </text:span></text:span><text:span text:style-name="Source_20_Text"><text:span text:style-name="T165">= Infinity</text:span></text:span><text:span text:style-name="Source_20_Text"><text:span text:style-name="T161">]);</text:span></text:span></text:p>
            <text:p text:style-name="P59"><text:span text:style-name="Source_20_Text"><text:span text:style-name="T80"/></text:span></text:p>
            <text:p text:style-name="P59"><text:span text:style-name="Source_20_Text"><text:span text:style-name="T80">arrayRepeat(value[,n </text:span></text:span><text:span text:style-name="Source_20_Text"><text:span text:style-name="T166">= 100</text:span></text:span><text:span text:style-name="Source_20_Text"><text:span text:style-name="T80">]);</text:span></text:span></text:p>
            <text:p text:style-name="P57"><text:span text:style-name="Source_20_Text"><text:span text:style-name="T80">iterRepeat(value[,n </text:span></text:span><text:span text:style-name="Source_20_Text"><text:span text:style-name="T165">= Infinity</text:span></text:span><text:span text:style-name="Source_20_Text"><text:span text:style-name="T80">]);</text:span></text:span></text:p>
            <text:p text:style-name="P60"><text:span text:style-name="Source_20_Text"><text:span text:style-name="T167"/></text:span></text:p>
            <text:p text:style-name="P60"><text:span text:style-name="Source_20_Text"><text:span text:style-name="T167">unique(iterator[,resolver]);</text:span></text:span></text:p>
            <text:p text:style-name="P60"><text:span text:style-name="Source_20_Text"><text:span text:style-name="T161">slice(i</text:span></text:span><text:span text:style-name="Source_20_Text"><text:span text:style-name="T162">terator</text:span></text:span><text:span text:style-name="Source_20_Text"><text:span text:style-name="T161">[,begin=0[,end = Infinity]]);</text:span></text:span></text:p>
            <text:p text:style-name="P58"><text:span text:style-name="Source_20_Text"><text:span text:style-name="T161">withOut(i</text:span></text:span><text:span text:style-name="Source_20_Text"><text:span text:style-name="T162">terator</text:span></text:span><text:span text:style-name="Source_20_Text"><text:span text:style-name="T161">,filter</text:span></text:span><text:span text:style-name="Source_20_Text"><text:span text:style-name="T162">Iterator</text:span></text:span><text:span text:style-name="Source_20_Text"><text:span text:style-name="T161">);</text:span></text:span></text:p>
            <text:p text:style-name="P61"><text:span text:style-name="Source_20_Text"><text:span text:style-name="T80">reduce(i</text:span></text:span><text:span text:style-name="Source_20_Text"><text:span text:style-name="T162">terator</text:span></text:span><text:span text:style-name="Source_20_Text"><text:span text:style-name="T80">,callback[,initialvalue]);</text:span></text:span></text:p>
            <text:p text:style-name="P61"><text:span text:style-name="Source_20_Text"><text:span text:style-name="T168">count</text:span></text:span><text:span text:style-name="Source_20_Text"><text:span text:style-name="T80">(i</text:span></text:span><text:span text:style-name="Source_20_Text"><text:span text:style-name="T162">terator</text:span></text:span><text:span text:style-name="Source_20_Text"><text:span text:style-name="T80">,callback);</text:span></text:span></text:p>
            <text:p text:style-name="P61"><text:span text:style-name="Source_20_Text"><text:span text:style-name="T80"/></text:span></text:p>
            <text:p text:style-name="P61"><text:span text:style-name="Source_20_Text"><text:span text:style-name="T80">take(i</text:span></text:span><text:span text:style-name="Source_20_Text"><text:span text:style-name="T162">terator</text:span></text:span><text:span text:style-name="Source_20_Text"><text:span text:style-name="T80">[,n </text:span></text:span><text:span text:style-name="Source_20_Text"><text:span text:style-name="T169">= 1</text:span></text:span><text:span text:style-name="Source_20_Text"><text:span text:style-name="T80">]);</text:span></text:span></text:p>
            <text:p text:style-name="P61"><text:span text:style-name="Source_20_Text"><text:span text:style-name="T80">takeWhile(i</text:span></text:span><text:span text:style-name="Source_20_Text"><text:span text:style-name="T162">terator</text:span></text:span><text:span text:style-name="Source_20_Text"><text:span text:style-name="T80">,callback);</text:span></text:span></text:p>
            <text:p text:style-name="P61"><text:span text:style-name="Source_20_Text"><text:span text:style-name="T80">takeRight(i</text:span></text:span><text:span text:style-name="Source_20_Text"><text:span text:style-name="T162">terator</text:span></text:span><text:span text:style-name="Source_20_Text"><text:span text:style-name="T80">[,n </text:span></text:span><text:span text:style-name="Source_20_Text"><text:span text:style-name="T169">= 1</text:span></text:span><text:span text:style-name="Source_20_Text"><text:span text:style-name="T80">]);</text:span></text:span></text:p>
            <text:p text:style-name="P61"><text:span text:style-name="Source_20_Text"><text:span text:style-name="T80">takeRightWhile(i</text:span></text:span><text:span text:style-name="Source_20_Text"><text:span text:style-name="T162">terator</text:span></text:span><text:span text:style-name="Source_20_Text"><text:span text:style-name="T80">,callback);</text:span></text:span></text:p>
            <text:p text:style-name="P61"><text:span text:style-name="Source_20_Text"><text:span text:style-name="T80">drop(i</text:span></text:span><text:span text:style-name="Source_20_Text"><text:span text:style-name="T162">terator</text:span></text:span><text:span text:style-name="Source_20_Text"><text:span text:style-name="T80">[,n </text:span></text:span><text:span text:style-name="Source_20_Text"><text:span text:style-name="T169">= 1</text:span></text:span><text:span text:style-name="Source_20_Text"><text:span text:style-name="T80">]);</text:span></text:span><text:span text:style-name="Source_20_Text"><text:span text:style-name="T170"> </text:span></text:span></text:p>
            <text:p text:style-name="P61"><text:span text:style-name="Source_20_Text"><text:span text:style-name="T80">dropWhile(i</text:span></text:span><text:span text:style-name="Source_20_Text"><text:span text:style-name="T162">terator</text:span></text:span><text:span text:style-name="Source_20_Text"><text:span text:style-name="T80">,callback);</text:span></text:span></text:p>
            <text:p text:style-name="P61"><text:span text:style-name="Source_20_Text"><text:span text:style-name="T80">dropRight(i</text:span></text:span><text:span text:style-name="Source_20_Text"><text:span text:style-name="T162">terator</text:span></text:span><text:span text:style-name="Source_20_Text"><text:span text:style-name="T80">[,n </text:span></text:span><text:span text:style-name="Source_20_Text"><text:span text:style-name="T169">= 1</text:span></text:span><text:span text:style-name="Source_20_Text"><text:span text:style-name="T80">]);</text:span></text:span></text:p>
            <text:p text:style-name="P61"><text:span text:style-name="Source_20_Text"><text:span text:style-name="T80">dropRightWhile(i</text:span></text:span><text:span text:style-name="Source_20_Text"><text:span text:style-name="T162">terator</text:span></text:span><text:span text:style-name="Source_20_Text"><text:span text:style-name="T80">,callback);</text:span></text:span></text:p>
            <text:p text:style-name="P61"><text:span text:style-name="Source_20_Text"><text:span text:style-name="T80"/></text:span></text:p>
            <text:p text:style-name="P62"><text:span text:style-name="Source_20_Text"><text:span text:style-name="T80">isSuperset(superCollection,subCollection);</text:span></text:span></text:p>
            <text:p text:style-name="P61"><text:span text:style-name="Source_20_Text"><text:span text:style-name="T80">setDifference(</text:span></text:span><text:span text:style-name="Source_20_Text"><text:span text:style-name="T171">set1,set2</text:span></text:span><text:span text:style-name="Source_20_Text"><text:span text:style-name="T80">);</text:span></text:span></text:p>
            <text:p text:style-name="P62"><text:span text:style-name="Source_20_Text"><text:span text:style-name="T80">setIntersection(</text:span></text:span><text:span text:style-name="Source_20_Text"><text:span text:style-name="T171">set1,set2</text:span></text:span><text:span text:style-name="Source_20_Text"><text:span text:style-name="T80">);</text:span></text:span></text:p>
            <text:p text:style-name="P62"><text:span text:style-name="Source_20_Text"><text:span text:style-name="T80">setSymmetricDifference(</text:span></text:span><text:span text:style-name="Source_20_Text"><text:span text:style-name="T171">set1,set2</text:span></text:span><text:span text:style-name="Source_20_Text"><text:span text:style-name="T80">);</text:span></text:span></text:p>
            <text:p text:style-name="P62"><text:span text:style-name="Source_20_Text"><text:span text:style-name="T80">setUnion(iterator1[,iteratorN] );</text:span></text:span></text:p>
          </table:table-cell>
          <table:table-cell table:style-name="Table4.B2" office:value-type="string">
            <text:p text:style-name="P58"><text:span text:style-name="Source_20_Text"><text:span text:style-name="T172">forEach</text:span></text:span><text:span text:style-name="Source_20_Text"><text:span text:style-name="T161">(i</text:span></text:span><text:span text:style-name="Source_20_Text"><text:span text:style-name="T162">terator</text:span></text:span><text:span text:style-name="Source_20_Text"><text:span text:style-name="T161">,callback);</text:span></text:span></text:p>
            <text:p text:style-name="P63"><text:span text:style-name="Source_20_Text"><text:span text:style-name="T173">map(i</text:span></text:span><text:span text:style-name="Source_20_Text"><text:span text:style-name="T174">terator</text:span></text:span><text:span text:style-name="Source_20_Text"><text:span text:style-name="T173">,callback);</text:span></text:span></text:p>
            <text:p text:style-name="P61"><text:span text:style-name="Source_20_Text"><text:span text:style-name="T161">enumerate(i</text:span></text:span><text:span text:style-name="Source_20_Text"><text:span text:style-name="T162">terator</text:span></text:span><text:span text:style-name="Source_20_Text"><text:span text:style-name="T161">[,offset = 0]);</text:span></text:span></text:p>
            <text:p text:style-name="P61"><text:span text:style-name="Source_20_Text"><text:span text:style-name="T80">size(i</text:span></text:span><text:span text:style-name="Source_20_Text"><text:span text:style-name="T162">terator</text:span></text:span><text:span text:style-name="Source_20_Text"><text:span text:style-name="T80">);</text:span></text:span></text:p>
            <text:p text:style-name="P64"><text:span text:style-name="Source_20_Text"><text:span text:style-name="T175"/></text:span></text:p>
            <text:p text:style-name="P61"><text:span text:style-name="Source_20_Text"><text:span text:style-name="T80">every(i</text:span></text:span><text:span text:style-name="Source_20_Text"><text:span text:style-name="T162">terator</text:span></text:span><text:span text:style-name="Source_20_Text"><text:span text:style-name="T80">,c</text:span></text:span><text:span text:style-name="Source_20_Text"><text:span text:style-name="T176">allback</text:span></text:span><text:span text:style-name="Source_20_Text"><text:span text:style-name="T80">);</text:span></text:span></text:p>
            <text:p text:style-name="P61"><text:span text:style-name="Source_20_Text"><text:span text:style-name="T80">some(i</text:span></text:span><text:span text:style-name="Source_20_Text"><text:span text:style-name="T162">terator</text:span></text:span><text:span text:style-name="Source_20_Text"><text:span text:style-name="T80">,c</text:span></text:span><text:span text:style-name="Source_20_Text"><text:span text:style-name="T176">allback</text:span></text:span><text:span text:style-name="Source_20_Text"><text:span text:style-name="T80">);</text:span></text:span><text:span text:style-name="Source_20_Text"><text:span text:style-name="T177"> </text:span></text:span></text:p>
            <text:p text:style-name="P61"><text:span text:style-name="Source_20_Text"><text:span text:style-name="T161">none(i</text:span></text:span><text:span text:style-name="Source_20_Text"><text:span text:style-name="T162">terator</text:span></text:span><text:span text:style-name="Source_20_Text"><text:span text:style-name="T161">,c</text:span></text:span><text:span text:style-name="Source_20_Text"><text:span text:style-name="T176">allback</text:span></text:span><text:span text:style-name="Source_20_Text"><text:span text:style-name="T161">);</text:span></text:span></text:p>
            <text:p text:style-name="P61"><text:span text:style-name="Source_20_Text"><text:span text:style-name="T161"/></text:span></text:p>
            <text:p text:style-name="P61"><text:span text:style-name="Source_20_Text"><text:span text:style-name="T80">includes(</text:span></text:span><text:span text:style-name="Source_20_Text"><text:span text:style-name="T178">collection</text:span></text:span><text:span text:style-name="Source_20_Text"><text:span text:style-name="T80">,</text:span></text:span><text:span text:style-name="Source_20_Text"><text:span text:style-name="T179">value</text:span></text:span><text:span text:style-name="Source_20_Text"><text:span text:style-name="T178">[,comparator]</text:span></text:span><text:span text:style-name="Source_20_Text"><text:span text:style-name="T80">);</text:span></text:span></text:p>
            <text:p text:style-name="P61"><text:span text:style-name="Source_20_Text"><text:span text:style-name="T80">find(i</text:span></text:span><text:span text:style-name="Source_20_Text"><text:span text:style-name="T162">terator</text:span></text:span><text:span text:style-name="Source_20_Text"><text:span text:style-name="T80">,c</text:span></text:span><text:span text:style-name="Source_20_Text"><text:span text:style-name="T176">allback</text:span></text:span><text:span text:style-name="Source_20_Text"><text:span text:style-name="T80">);</text:span></text:span></text:p>
            <text:p text:style-name="P61"><text:span text:style-name="Source_20_Text"><text:span text:style-name="T80">findLast(i</text:span></text:span><text:span text:style-name="Source_20_Text"><text:span text:style-name="T162">terator</text:span></text:span><text:span text:style-name="Source_20_Text"><text:span text:style-name="T80">,callback);</text:span></text:span></text:p>
            <text:p text:style-name="P61"><text:span text:style-name="Source_20_Text"><text:span text:style-name="T80">filter(i</text:span></text:span><text:span text:style-name="Source_20_Text"><text:span text:style-name="T162">terator</text:span></text:span><text:span text:style-name="Source_20_Text"><text:span text:style-name="T80">,c</text:span></text:span><text:span text:style-name="Source_20_Text"><text:span text:style-name="T176">allback</text:span></text:span><text:span text:style-name="Source_20_Text"><text:span text:style-name="T80">);</text:span></text:span></text:p>
            <text:p text:style-name="P61"><text:span text:style-name="Source_20_Text"><text:span text:style-name="T180">reject(i</text:span></text:span><text:span text:style-name="Source_20_Text"><text:span text:style-name="T162">terator</text:span></text:span><text:span text:style-name="Source_20_Text"><text:span text:style-name="T180">,c</text:span></text:span><text:span text:style-name="Source_20_Text"><text:span text:style-name="T176">allback</text:span></text:span><text:span text:style-name="Source_20_Text"><text:span text:style-name="T180">);</text:span></text:span></text:p>
            <text:p text:style-name="P58"><text:span text:style-name="Source_20_Text"><text:span text:style-name="T181">p</text:span></text:span><text:span text:style-name="Source_20_Text"><text:span text:style-name="T182">artition(i</text:span></text:span><text:span text:style-name="Source_20_Text"><text:span text:style-name="T183">terator</text:span></text:span><text:span text:style-name="Source_20_Text"><text:span text:style-name="T182">,c</text:span></text:span><text:span text:style-name="Source_20_Text"><text:span text:style-name="T184">a</text:span></text:span><text:span text:style-name="Source_20_Text"><text:span text:style-name="T185">llb</text:span></text:span><text:span text:style-name="Source_20_Text"><text:span text:style-name="T184">a</text:span></text:span><text:span text:style-name="Source_20_Text"><text:span text:style-name="T185">ck</text:span></text:span><text:span text:style-name="Source_20_Text"><text:span text:style-name="T182">);</text:span></text:span></text:p>
            <text:p text:style-name="P65"><text:span text:style-name="Source_20_Text"><text:span text:style-name="T186"/></text:span></text:p>
            <text:p text:style-name="P58"><text:span text:style-name="Source_20_Text"><text:span text:style-name="T80">zip(i</text:span></text:span><text:span text:style-name="Source_20_Text"><text:span text:style-name="T162">terator1</text:span></text:span><text:span text:style-name="Source_20_Text"><text:span text:style-name="T80">[,</text:span></text:span><text:span text:style-name="Source_20_Text"><text:span text:style-name="T162">iteratorN</text:span></text:span><text:span text:style-name="Source_20_Text"><text:span text:style-name="T80">]);</text:span></text:span></text:p>
            <text:p text:style-name="P66"><text:span text:style-name="Source_20_Text"><text:span text:style-name="T187">unzip(i</text:span></text:span><text:span text:style-name="Source_20_Text"><text:span text:style-name="T183">terator</text:span></text:span><text:span text:style-name="Source_20_Text"><text:span text:style-name="T187">);</text:span></text:span></text:p>
            <text:p text:style-name="P66"><text:span text:style-name="Source_20_Text"><text:span text:style-name="T187">zipObj(i</text:span></text:span><text:span text:style-name="Source_20_Text"><text:span text:style-name="T183">terator1</text:span></text:span><text:span text:style-name="Source_20_Text"><text:span text:style-name="T187">,i</text:span></text:span><text:span text:style-name="Source_20_Text"><text:span text:style-name="T183">terator1</text:span></text:span><text:span text:style-name="Source_20_Text"><text:span text:style-name="T187">);</text:span></text:span></text:p>
            <text:p text:style-name="P61"><text:span text:style-name="Source_20_Text"><text:span text:style-name="T186">shuffle(i</text:span></text:span><text:span text:style-name="Source_20_Text"><text:span text:style-name="T162">terator</text:span></text:span><text:span text:style-name="Source_20_Text"><text:span text:style-name="T186">);</text:span></text:span></text:p>
            <text:p text:style-name="P61"><text:span text:style-name="Source_20_Text"><text:span text:style-name="T186"/></text:span></text:p>
            <text:p text:style-name="P67"><text:span text:style-name="Source_20_Text"><text:span text:style-name="T80">min(v</text:span></text:span><text:span text:style-name="Source_20_Text"><text:span text:style-name="T188">alue1[,valueN]</text:span></text:span><text:span text:style-name="Source_20_Text"><text:span text:style-name="T80">);</text:span></text:span></text:p>
            <text:p text:style-name="P68"><text:span text:style-name="Source_20_Text"><text:span text:style-name="T189">max(v</text:span></text:span><text:span text:style-name="Source_20_Text"><text:span text:style-name="T190">alue1[,valueN]</text:span></text:span><text:span text:style-name="Source_20_Text"><text:span text:style-name="T189">);</text:span></text:span></text:p>
            <text:p text:style-name="P61"><text:span text:style-name="Source_20_Text"><text:span text:style-name="T191">sort(i</text:span></text:span><text:span text:style-name="Source_20_Text"><text:span text:style-name="T162">terator</text:span></text:span><text:span text:style-name="Source_20_Text"><text:span text:style-name="T192">[</text:span></text:span><text:span text:style-name="Source_20_Text"><text:span text:style-name="T191">,number</text:span></text:span><text:span text:style-name="Source_20_Text"><text:span text:style-name="T193">s = false</text:span></text:span><text:span text:style-name="Source_20_Text"><text:span text:style-name="T192">]</text:span></text:span><text:span text:style-name="Source_20_Text"><text:span text:style-name="T191">);</text:span></text:span></text:p>
            <text:p text:style-name="P61"><text:span text:style-name="Source_20_Text"><text:span text:style-name="T186">reverse(i</text:span></text:span><text:span text:style-name="Source_20_Text"><text:span text:style-name="T162">terator</text:span></text:span><text:span text:style-name="Source_20_Text"><text:span text:style-name="T186">);</text:span></text:span></text:p>
            <text:p text:style-name="P67"><text:span text:style-name="Source_20_Text"><text:span text:style-name="T80"/></text:span></text:p>
            <text:p text:style-name="P58"><text:span text:style-name="Source_20_Text"><text:span text:style-name="T80">item(i</text:span></text:span><text:span text:style-name="Source_20_Text"><text:span text:style-name="T162">terator</text:span></text:span><text:span text:style-name="Source_20_Text"><text:span text:style-name="T80">,index);</text:span></text:span></text:p>
            <text:p text:style-name="P58"><text:span text:style-name="Source_20_Text"><text:span text:style-name="T194">nth(i</text:span></text:span><text:span text:style-name="Source_20_Text"><text:span text:style-name="T162">terator</text:span></text:span><text:span text:style-name="Source_20_Text"><text:span text:style-name="T194">,index);</text:span></text:span></text:p>
            <text:p text:style-name="P61"><text:span text:style-name="Source_20_Text"><text:span text:style-name="T80">first(i</text:span></text:span><text:span text:style-name="Source_20_Text"><text:span text:style-name="T162">terator</text:span></text:span><text:span text:style-name="Source_20_Text"><text:span text:style-name="T80">);</text:span></text:span></text:p>
            <text:p text:style-name="P61"><text:span text:style-name="Source_20_Text"><text:span text:style-name="T195">head(i</text:span></text:span><text:span text:style-name="Source_20_Text"><text:span text:style-name="T183">terator</text:span></text:span><text:span text:style-name="Source_20_Text"><text:span text:style-name="T195">);</text:span></text:span></text:p>
            <text:p text:style-name="P69"><text:span text:style-name="Source_20_Text"><text:span text:style-name="T150">last(i</text:span></text:span><text:span text:style-name="Source_20_Text"><text:span text:style-name="T174">terator</text:span></text:span><text:span text:style-name="Source_20_Text"><text:span text:style-name="T150">);</text:span></text:span></text:p>
            <text:p text:style-name="P70">initial(i<text:span text:style-name="Source_20_Text"><text:span text:style-name="T196">terator</text:span></text:span>);</text:p>
            <text:p text:style-name="P61"><text:span text:style-name="Source_20_Text"><text:span text:style-name="T80">tail(i</text:span></text:span><text:span text:style-name="Source_20_Text"><text:span text:style-name="T162">terator</text:span></text:span><text:span text:style-name="Source_20_Text"><text:span text:style-name="T80">);</text:span></text:span></text:p>
            <text:p text:style-name="P61"><text:span text:style-name="Source_20_Text"><text:span text:style-name="T80"/></text:span></text:p>
            <text:p text:style-name="P61"><text:span text:style-name="Source_20_Text"><text:span text:style-name="T197">flat(i</text:span></text:span><text:span text:style-name="Source_20_Text"><text:span text:style-name="T162">terator</text:span></text:span><text:span text:style-name="Source_20_Text"><text:span text:style-name="T197">);</text:span></text:span></text:p>
            <text:p text:style-name="P61"><text:span text:style-name="Source_20_Text"><text:span text:style-name="T80">concat(i</text:span></text:span><text:span text:style-name="Source_20_Text"><text:span text:style-name="T162">terator1</text:span></text:span><text:span text:style-name="Source_20_Text"><text:span text:style-name="T80">[,</text:span></text:span><text:span text:style-name="Source_20_Text"><text:span text:style-name="T162">iteratorN</text:span></text:span><text:span text:style-name="Source_20_Text"><text:span text:style-name="T80">]);</text:span></text:span></text:p>
            <text:p text:style-name="P61"><text:span text:style-name="Source_20_Text"><text:span text:style-name="T161">join(i</text:span></text:span><text:span text:style-name="Source_20_Text"><text:span text:style-name="T162">terator</text:span></text:span><text:span text:style-name="Source_20_Text"><text:span text:style-name="T161">[,separator </text:span></text:span><text:span text:style-name="Source_20_Text"><text:span text:style-name="T198">= ","</text:span></text:span><text:span text:style-name="Source_20_Text"><text:span text:style-name="T161">]);</text:span></text:span></text:p>
          </table:table-cell>
          <table:table-cell table:style-name="Table4.C2" office:value-type="string">
            <text:p text:style-name="P71"><text:span text:style-name="Source_20_Text"><text:span text:style-name="T80"/></text:span></text:p>
            <text:p text:style-name="P72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0">Array.fromAsync(); </text:span></text:span></text:a></text:p>
            <text:p text:style-name="P72"><text:span text:style-name="Source_20_Text"><text:span text:style-name="T150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9">Array.prototype.toReversed();</text:span></text:span></text:a></text:p>
            <text:p text:style-name="P71"><text:span text:style-name="Source_20_Text"><text:span text:style-name="T80"/></text:span></text:p>
            <text:p text:style-name="P71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0">Array.prototype.toSorted();</text:span></text:span></text:a></text:p>
            <text:p text:style-name="P71"><text:span text:style-name="Source_20_Text"><text:span text:style-name="T80"/></text:span></text:p>
            <text:p text:style-name="P71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0">Array.prototype.toSpliced();</text:span></text:span></text:a></text:p>
            <text:p text:style-name="P71"><text:span text:style-name="Source_20_Text"><text:span text:style-name="T80"/></text:span></text:p>
            <text:p text:style-name="P71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0">Array.prototype.with();</text:span></text:span></text:a></text:p>
            <text:p text:style-name="P73"><text:span text:style-name="Source_20_Text"><text:span text:style-name="T80"/></text:span></text:p>
            <text:p text:style-name="P73"><text:a xlink:type="simple" xlink:href="https://developer.mozilla.org/en-US/docs/Web/API/Crypto/randomUUID" text:style-name="Internet_20_link" text:visited-style-name="Visited_20_Internet_20_Link"><text:span text:style-name="Source_20_Text"><text:span text:style-name="T150">crypto.randomUUID();</text:span></text:span></text:a></text:p>
            <text:p text:style-name="P73"><text:span text:style-name="Source_20_Text"><text:span text:style-name="T80"/></text:span></text:p>
            <text:p text:style-name="P7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0">Error.isError();</text:span></text:span></text:a></text:p>
            <text:p text:style-name="P73"><text:span text:style-name="Source_20_Text"><text:span text:style-name="T80"/></text:span></text:p>
            <text:p text:style-name="P7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0">globalThis;</text:span></text:span></text:a></text:p>
            <text:p text:style-name="P73"><text:span text:style-name="Source_20_Text"><text:span text:style-name="T80"/></text:span></text:p>
            <text:p text:style-name="P73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0">Map.groupBy();</text:span></text:span></text:a></text:p>
            <text:p text:style-name="P75"><text:span text:style-name="Source_20_Text"><text:span text:style-name="T80"/></text:span></text:p>
            <text:p text:style-name="P7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0">Math.sumPrecise();</text:span></text:span></text:a></text:p>
            <text:p text:style-name="P75"><text:span text:style-name="Source_20_Text"><text:span text:style-name="T80"/></text:span></text:p>
            <text:p text:style-name="P73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1">Object.groupBy();</text:span></text:span></text:a></text:p>
            <text:p text:style-name="P73"><text:span text:style-name="Source_20_Text"><text:span text:style-name="T202"/></text:span></text:p>
            <text:p text:style-name="P73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0">Object</text:span></text:span><text:span text:style-name="Source_20_Text"><text:span text:style-name="T203">.</text:span></text:span><text:span text:style-name="Source_20_Text"><text:span text:style-name="T204">hasOwn();</text:span></text:span></text:a></text:p>
            <text:p text:style-name="P73"><text:span text:style-name="Source_20_Text"><text:span text:style-name="T80"/></text:span></text:p>
            <text:p text:style-name="P76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5">TypedArray.prototype.toReversed();</text:span></text:span></text:a><text:span text:style-name="T150"/></text:p>
            <text:p text:style-name="P76"><text:span text:style-name="Source_20_Text"><text:span text:style-name="T175"/></text:span></text:p>
            <text:p text:style-name="P76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5">TypedArray.prototype.toSorted();</text:span></text:span></text:a></text:p>
            <text:p text:style-name="P76"><text:span text:style-name="Source_20_Text"><text:span text:style-name="T175"/></text:span></text:p>
            <text:p text:style-name="P76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5">TypedArray.prototype.with();</text:span></text:span></text:a></text:p>
            <text:p text:style-name="P76"><text:span text:style-name="Source_20_Text"><text:span text:style-name="T175"/></text:span></text:p>
            <text:p text:style-name="P77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6">globalThis.AsyncFunction();</text:span></text:span></text:a></text:p>
            <text:p text:style-name="P77"><text:span text:style-name="Source_20_Text"><text:span text:style-name="T206"/></text:span></text:p>
            <text:p text:style-name="P77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7">global</text:span></text:span><text:span text:style-name="Source_20_Text"><text:span text:style-name="T208">this</text:span></text:span><text:span text:style-name="Source_20_Text"><text:span text:style-name="T206">.AsyncGeneratorFunction();</text:span></text:span></text:a></text:p>
            <text:p text:style-name="P78"/>
            <text:p text:style-name="P7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6">globalThis.GeneratorFunction();</text:span></text:span></text:a></text:p>
            <text:p text:style-name="P76"><text:span text:style-name="Source_20_Text"><text:span text:style-name="T80"/></text:span></text:p>
          </table:table-cell>
        </table:table-row>
      </table:table>
      <text:p text:style-name="P80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1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2"><text:span text:style-name="Source_20_Text"><text:span text:style-name="T12"/></text:span></text:p>
            <text:p text:style-name="P82"><text:span text:style-name="Source_20_Text"><text:span text:style-name="T12">getText(url,success);</text:span></text:span></text:p>
            <text:p text:style-name="P82"><text:span text:style-name="Source_20_Text"><text:span text:style-name="T12"/></text:span></text:p>
            <text:p text:style-name="P82"><text:span text:style-name="Source_20_Text"><text:span text:style-name="T12">getJson(url,success);</text:span></text:span></text:p>
            <text:p text:style-name="P82"><text:span text:style-name="Source_20_Text"><text:span text:style-name="T138"/></text:span></text:p>
            <text:p text:style-name="P82"><text:span text:style-name="Source_20_Text"><text:span text:style-name="T138">ajax(Options obje</text:span></text:span><text:span text:style-name="Source_20_Text"><text:span text:style-name="T209">ct</text:span></text:span><text:span text:style-name="Source_20_Text"><text:span text:style-name="T138">);</text:span></text:span></text:p>
            <text:p text:style-name="P82"><text:span text:style-name="Source_20_Text"><text:span text:style-name="T138"/></text:span></text:p>
          </table:table-cell>
          <table:table-cell table:style-name="Table2.B2" office:value-type="string">
            <text:p text:style-name="P82"><text:span text:style-name="Source_20_Text"><text:span text:style-name="T210"/></text:span></text:p>
            <text:p text:style-name="P82"><text:span text:style-name="Source_20_Text"><text:span text:style-name="T210">Options object properties (* = default value):</text:span></text:span><text:span text:style-name="Source_20_Text"><text:span text:style-name="T104"> </text:span></text:span></text:p>
            <text:p text:style-name="P82"><text:span text:style-name="Source_20_Text"><text:span text:style-name="T104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3"><text:span text:style-name="Source_20_Text"><text:span text:style-name="T211">Property</text:span></text:span></text:p>
                </table:table-cell>
                <table:table-cell table:style-name="Table6.B1" office:value-type="string">
                  <text:p text:style-name="P84"><text:span text:style-name="T212">V</text:span>alue</text:p>
                </table:table-cell>
              </table:table-row>
              <table:table-row>
                <table:table-cell table:style-name="Table6.A2" office:value-type="string">
                  <text:p text:style-name="P83"><text:span text:style-name="Source_20_Text"><text:span text:style-name="T104">url</text:span></text:span></text:p>
                </table:table-cell>
                <table:table-cell table:style-name="Table6.B2" office:value-type="string">
                  <text:p text:style-name="P83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83"><text:span text:style-name="Source_20_Text"><text:span text:style-name="T104">data</text:span></text:span></text:p>
                </table:table-cell>
                <table:table-cell table:style-name="Table6.B3" office:value-type="string">
                  <text:p text:style-name="P83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83"><text:span text:style-name="Source_20_Text"><text:span text:style-name="T104">queryType</text:span></text:span></text:p>
                </table:table-cell>
                <table:table-cell table:style-name="Table6.B4" office:value-type="string">
                  <text:p text:style-name="P83"><text:span text:style-name="Source_20_Text"><text:span text:style-name="T214">*</text:span></text:span><text:span text:style-name="Source_20_Text"><text:span text:style-name="T213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3"><text:span text:style-name="Source_20_Text"><text:span text:style-name="T104">type</text:span></text:span></text:p>
                </table:table-cell>
                <table:table-cell table:style-name="Table6.B5" office:value-type="string">
                  <text:p text:style-name="P83"><text:span text:style-name="Source_20_Text"><text:span text:style-name="T214">*</text:span></text:span><text:span text:style-name="Source_20_Text"><text:span text:style-name="T213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3"><text:span text:style-name="Source_20_Text"><text:span text:style-name="T104">success</text:span></text:span></text:p>
                </table:table-cell>
                <table:table-cell table:style-name="Table6.B6" office:value-type="string">
                  <text:p text:style-name="P83"><text:span text:style-name="Source_20_Text"><text:span text:style-name="T213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3"><text:span text:style-name="Source_20_Text"><text:span text:style-name="T104">error</text:span></text:span></text:p>
                </table:table-cell>
                <table:table-cell table:style-name="Table6.B7" office:value-type="string">
                  <text:p text:style-name="P83"><text:span text:style-name="Source_20_Text"><text:span text:style-name="T213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3"><text:span text:style-name="Source_20_Text"><text:span text:style-name="T104">format</text:span></text:span></text:p>
                </table:table-cell>
                <table:table-cell table:style-name="Table6.B8" office:value-type="string">
                  <text:p text:style-name="P83"><text:span text:style-name="Source_20_Text"><text:span text:style-name="T214">*</text:span></text:span><text:span text:style-name="Source_20_Text"><text:span text:style-name="T213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3"><text:span text:style-name="Source_20_Text"><text:span text:style-name="T104">user</text:span></text:span></text:p>
                </table:table-cell>
                <table:table-cell table:style-name="Table6.B9" office:value-type="string">
                  <text:p text:style-name="P83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83"><text:span text:style-name="Source_20_Text"><text:span text:style-name="T104">password</text:span></text:span></text:p>
                </table:table-cell>
                <table:table-cell table:style-name="Table6.B10" office:value-type="string">
                  <text:p text:style-name="P83"><text:span text:style-name="Source_20_Text"><text:span text:style-name="T213">string</text:span></text:span></text:p>
                </table:table-cell>
              </table:table-row>
            </table:table>
            <text:p text:style-name="P82"><text:span text:style-name="Source_20_Text"><text:span text:style-name="T215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5"><text:span text:style-name="Source_20_Text"><text:span text:style-name="T216">Cookie </text:span></text:span><text:span text:style-name="Source_20_Text"><text:span text:style-name="T217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6"><text:span text:style-name="Source_20_Text"><text:span text:style-name="T12"/></text:span></text:p>
            <text:p text:style-name="P86"><text:span text:style-name="Source_20_Text"><text:span text:style-name="T12">getCookie([name]);</text:span></text:span></text:p>
            <text:p text:style-name="P86"><text:span text:style-name="Source_20_Text"><text:span text:style-name="T12"/></text:span></text:p>
            <text:p text:style-name="P86"><text:span text:style-name="Source_20_Text"><text:span text:style-name="T13">h</text:span></text:span><text:span text:style-name="Source_20_Text"><text:span text:style-name="T12">asCookie(name);</text:span></text:span></text:p>
            <text:p text:style-name="P87"><text:span text:style-name="Source_20_Text"><text:span text:style-name="T12"/></text:span></text:p>
            <text:p text:style-name="P88"><text:span text:style-name="Source_20_Text"><text:span text:style-name="T12">setCookie</text:span></text:span><text:span text:style-name="Source_20_Text"><text:span text:style-name="T218">(Options obje</text:span></text:span><text:span text:style-name="Source_20_Text"><text:span text:style-name="T209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87"><text:span text:style-name="Source_20_Text"><text:span text:style-name="T12">setCookie(name,value[,hours</text:span></text:span><text:span text:style-name="Source_20_Text"><text:span text:style-name="T218">=8760</text:span></text:span><text:span text:style-name="Source_20_Text"><text:span text:style-name="T12">[,path</text:span></text:span><text:span text:style-name="Source_20_Text"><text:span text:style-name="T218">="/"</text:span></text:span><text:span text:style-name="Source_20_Text"><text:span text:style-name="T12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2">[,HttpOnly]]]]]]);</text:span></text:span></text:p>
            <text:p text:style-name="P89"><text:span text:style-name="Source_20_Text"><text:span text:style-name="T12"/></text:span></text:p>
            <text:p text:style-name="P90"><text:span text:style-name="Source_20_Text"><text:span text:style-name="T12">removeCookie</text:span></text:span><text:span text:style-name="Source_20_Text"><text:span text:style-name="T218">(Options obje</text:span></text:span><text:span text:style-name="Source_20_Text"><text:span text:style-name="T209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91"><text:span text:style-name="Source_20_Text"><text:span text:style-name="T12">removeCookie(name[,path</text:span></text:span><text:span text:style-name="Source_20_Text"><text:span text:style-name="T218">="/"</text:span></text:span><text:span text:style-name="Source_20_Text"><text:span text:style-name="T12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2">[,HttpOnly]]]]]);</text:span></text:span></text:p>
            <text:p text:style-name="P91"><text:span text:style-name="Source_20_Text"><text:span text:style-name="T12"/></text:span></text:p>
            <text:p text:style-name="P86"><text:span text:style-name="Source_20_Text"><text:span text:style-name="T12">clearCookies</text:span></text:span><text:span text:style-name="Source_20_Text"><text:span text:style-name="T218">(Options obje</text:span></text:span><text:span text:style-name="Source_20_Text"><text:span text:style-name="T209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92"><text:span text:style-name="Source_20_Text"><text:span text:style-name="T12">clearCookies([path</text:span></text:span><text:span text:style-name="Source_20_Text"><text:span text:style-name="T218">="/"</text:span></text:span><text:span text:style-name="Source_20_Text"><text:span text:style-name="T12">[,domain[,</text:span></text:span><text:span text:style-name="Source_20_Text"><text:span text:style-name="T221">sec</text:span></text:span><text:span text:style-name="Source_20_Text"><text:span text:style-name="T12">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2">[,HttpOnly]]]]]);</text:span></text:span></text:p>
            <text:p text:style-name="P92"><text:span text:style-name="Source_20_Text"><text:span text:style-name="T12"/></text:span></text:p>
          </table:table-cell>
          <table:covered-table-cell/>
        </table:table-row>
      </table:table>
      <text:p text:style-name="P93"/>
      <text:p text:style-name="P93"/>
      <text:p text:style-name="P93"/>
      <text:p text:style-name="P9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4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5"><text:span text:style-name="T222">Celestra for </text:span><text:span text:style-name="T223">browser</text:span><text:span text:style-name="T222">: </text:span><text:span text:style-name="T224">celestra.</text:span><text:span text:style-name="T225">browser</text:span><text:span text:style-name="T226">.</text:span><text:span text:style-name="T224">js</text:span></text:p>
          </table:table-cell>
          <table:table-cell table:style-name="Table8.B2" table:number-columns-spanned="3" office:value-type="string">
            <text:p text:style-name="P96"><text:span text:style-name="T222">Celestra for Node.js </text:span><text:span text:style-name="T227">and Deno</text:span><text:span text:style-name="T222">: </text:span><text:span text:style-name="T228">celestra.</text:span><text:span text:style-name="T226">node.</text:span><text:span text:style-name="T229">m</text:span><text:span text:style-name="T228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97"/>
            <text:p text:style-name="P98">&lt;script type="module"&gt;</text:p>
            <text:p text:style-name="P99">// import the defaultExport object</text:p>
            <text:p text:style-name="P100">import defaultExport from "./celestra.browser.js";</text:p>
            <text:p text:style-name="P100">globalThis.celestra = defaultExport;</text:p>
            <text:p text:style-name="P100">globalThis.CEL = defaultExport;</text:p>
            <text:p text:style-name="P98">&lt;/script&gt;</text:p>
            <text:p text:style-name="P100"/>
            <text:p text:style-name="P100"/>
            <text:p text:style-name="P98">&lt;script type="module"&gt;</text:p>
            <text:p text:style-name="P99">// import with default with name</text:p>
            <text:p text:style-name="P100">import { default as celestra } from "./celestra.browser.js";</text:p>
            <text:p text:style-name="P100">globalThis.celestra = celestra;</text:p>
            <text:p text:style-name="P100">globalThis.CEL = celestra;</text:p>
            <text:p text:style-name="P98">&lt;/script&gt;</text:p>
            <text:p text:style-name="P100"/>
            <text:p text:style-name="P100"/>
            <text:p text:style-name="P98">&lt;script type="module"&gt;</text:p>
            <text:p text:style-name="P99">// import all into a new celestra object</text:p>
            <text:p text:style-name="P100">import * as celestra from "./celestra.browser.js";</text:p>
            <text:p text:style-name="P100">globalThis.celestra = celestra;</text:p>
            <text:p text:style-name="P100">globalThis.CEL = celestra;</text:p>
            <text:p text:style-name="P98">&lt;/script&gt;</text:p>
            <text:p text:style-name="P100"/>
            <text:p text:style-name="P100"/>
            <text:p text:style-name="P98">&lt;script type="module"&gt;</text:p>
            <text:p text:style-name="P99">// import some functions</text:p>
            <text:p text:style-name="P100">import { first, assert } from "./celestra.browser.js";</text:p>
            <text:p text:style-name="P100">globalThis.first = first;</text:p>
            <text:p text:style-name="P100">globalThis.assert = assert;</text:p>
            <text:p text:style-name="P98">&lt;/script&gt;</text:p>
            <text:p text:style-name="P98"/>
          </table:table-cell>
          <table:table-cell table:style-name="Table8.B3" table:number-columns-spanned="3" office:value-type="string">
            <text:p text:style-name="P101"/>
            <text:p text:style-name="P101">// import the defaultExport object</text:p>
            <text:p text:style-name="P102"/>
            <text:p text:style-name="P103">import defaultExport from "./celestra.<text:span text:style-name="T230">node</text:span>.<text:span text:style-name="T230">m</text:span>js";</text:p>
            <text:p text:style-name="P103">globalThis.celestra = defaultExport;</text:p>
            <text:p text:style-name="P103">globalThis.CEL = defaultExport;</text:p>
            <text:p text:style-name="P103"/>
            <text:p text:style-name="P104">// import with default with name</text:p>
            <text:p text:style-name="P103"/>
            <text:p text:style-name="P103">import { default as celestra } from "./celestra.<text:span text:style-name="T230">node</text:span>.<text:span text:style-name="T230">m</text:span>js";</text:p>
            <text:p text:style-name="P103">globalThis.celestra = celestra;</text:p>
            <text:p text:style-name="P103">globalThis.CEL = celestra;</text:p>
            <text:p text:style-name="P103"/>
            <text:p text:style-name="P104">// import all into a new celestra object</text:p>
            <text:p text:style-name="P103"/>
            <text:p text:style-name="P103">import * as celestra from "./celestra.<text:span text:style-name="T230">node</text:span>.<text:span text:style-name="T230">m</text:span>js";</text:p>
            <text:p text:style-name="P103">globalThis.celestra = celestra;</text:p>
            <text:p text:style-name="P103">globalThis.CEL = celestra;</text:p>
            <text:p text:style-name="P103"/>
            <text:p text:style-name="P104">// import some functions</text:p>
            <text:p text:style-name="P103"/>
            <text:p text:style-name="P103">import { first, <text:span text:style-name="T231">assert</text:span> } from "./celestra.<text:span text:style-name="T230">node</text:span>.<text:span text:style-name="T230">m</text:span>js";</text:p>
            <text:p text:style-name="P103">globalThis.first = first;</text:p>
            <text:p text:style-name="P105"><text:span text:style-name="Source_20_Text"><text:span text:style-name="T232">globalThis.</text:span></text:span><text:span text:style-name="Source_20_Text"><text:span text:style-name="T233">assert</text:span></text:span><text:span text:style-name="Source_20_Text"><text:span text:style-name="T232"> = </text:span></text:span><text:span text:style-name="Source_20_Text"><text:span text:style-name="T233">assert</text:span></text:span><text:span text:style-name="Source_20_Text"><text:span text:style-name="T232">;<text:line-break/><text:line-break/></text:span></text:span><text:span text:style-name="Source_20_Text"><text:span text:style-name="T234">// </text:span></text:span><text:span text:style-name="Source_20_Text"><text:span text:style-name="T235">dynamic import</text:span></text:span><text:span text:style-name="Source_20_Text"><text:span text:style-name="T232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06">Removed <text:span text:style-name="T236">APIs</text:span> in the celestra.node.<text:span text:style-name="T237">m</text:span>js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07">DOM API</text:p>
          </table:table-cell>
          <table:table-cell table:style-name="Table8.C5" office:value-type="string">
            <text:p text:style-name="P108"><text:span text:style-name="Source_20_Text"><text:span text:style-name="T232">AJAX and CORS API</text:span></text:span></text:p>
          </table:table-cell>
          <table:table-cell table:style-name="Table8.D5" office:value-type="string">
            <text:p text:style-name="P108"><text:span text:style-name="Source_20_Text"><text:span text:style-name="T232">Cookie API</text:span></text:span></text:p>
          </table:table-cell>
        </table:table-row>
      </table:table>
      <text:p text:style-name="P109"/>
      <text:p text:style-name="P110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1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1"><text:span text:style-name="T238">v</text:span>3.1.0</text:p>
          </table:table-cell>
          <table:table-cell table:style-name="Table3.A2" office:value-type="string">
            <text:p text:style-name="P111">v3.8.0</text:p>
          </table:table-cell>
          <table:table-cell table:style-name="Table3.C2" office:value-type="string">
            <text:p text:style-name="P112">v5.6.0</text:p>
          </table:table-cell>
        </table:table-row>
        <table:table-row>
          <table:table-cell table:style-name="Table3.A3" table:number-rows-spanned="3" office:value-type="string">
            <text:p text:style-name="P113">Array.from();</text:p>
            <text:p text:style-name="P113">Array.of();</text:p>
            <text:p text:style-name="P113">Array.prototype.copyWithin();</text:p>
            <text:p text:style-name="P113">Array.prototype.fill();</text:p>
            <text:p text:style-name="P113">Array.prototype.find();</text:p>
            <text:p text:style-name="P113">Array.prototype.findIndex();</text:p>
            <text:p text:style-name="P113">Object.create();</text:p>
            <text:p text:style-name="P113">String.fromCodePoint();</text:p>
            <text:p text:style-name="P113">String.prototype.codePointAt();</text:p>
            <text:p text:style-name="P113">String.prototype.endsWith();</text:p>
            <text:p text:style-name="P113">String.prototype.startsWith();</text:p>
            <text:p text:style-name="P113">Math.acosh();</text:p>
            <text:p text:style-name="P113">Math.asinh();</text:p>
            <text:p text:style-name="P113">Math.atanh();</text:p>
            <text:p text:style-name="P113">Math.cbrt();</text:p>
            <text:p text:style-name="P113">Math.clz32();</text:p>
            <text:p text:style-name="P113">Math.cosh();</text:p>
            <text:p text:style-name="P113">Math.expm1();</text:p>
            <text:p text:style-name="P113">Math.fround();</text:p>
            <text:p text:style-name="P113">Math.hypot();</text:p>
            <text:p text:style-name="P113">Math.imul();</text:p>
            <text:p text:style-name="P113">Math.log1p();</text:p>
            <text:p text:style-name="P113">Math.log10();</text:p>
            <text:p text:style-name="P113">Math.log2();</text:p>
            <text:p text:style-name="P113">Math.sign();</text:p>
            <text:p text:style-name="P113">Math.sinh();</text:p>
            <text:p text:style-name="P113">Math.tanh();</text:p>
            <text:p text:style-name="P113">Math.trunc();</text:p>
            <text:p text:style-name="P113">Number.EPSILON;</text:p>
            <text:p text:style-name="P113">Number.isNaN();</text:p>
            <text:p text:style-name="P113">isNaN();</text:p>
            <text:p text:style-name="P113">Number.isInteger();</text:p>
            <text:p text:style-name="P113">Number.isFinite();</text:p>
            <text:p text:style-name="P113">Number.isSafeInteger();</text:p>
            <text:p text:style-name="P113">Number.parseInt();</text:p>
            <text:p text:style-name="P113">Number.parseFloat();</text:p>
          </table:table-cell>
          <table:table-cell table:style-name="Table3.B3" table:number-rows-spanned="3" office:value-type="string">
            <text:p text:style-name="P113"/>
            <text:p text:style-name="P114"><text:span text:style-name="Source_20_Text"><text:span text:style-name="T205">Array.prototype.values();</text:span></text:span></text:p>
            <text:p text:style-name="P114"><text:span text:style-name="Source_20_Text"><text:span text:style-name="T205">Array.prototype.includes();</text:span></text:span></text:p>
            <text:p text:style-name="P113"/>
            <text:p text:style-name="P114"><text:span text:style-name="Source_20_Text"><text:span text:style-name="T205">ChildNode.after();</text:span></text:span><text:span text:style-name="T239"><text:line-break/></text:span><text:span text:style-name="Source_20_Text"><text:span text:style-name="T205">ChildNode.before();</text:span></text:span><text:span text:style-name="T239"><text:line-break/></text:span><text:span text:style-name="Source_20_Text"><text:span text:style-name="T205">ChildNode.remove();</text:span></text:span><text:span text:style-name="T239"><text:line-break/></text:span><text:span text:style-name="Source_20_Text"><text:span text:style-name="T205">ChildNode.replaceWith();</text:span></text:span></text:p>
            <text:p text:style-name="P113"/>
            <text:p text:style-name="P114"><text:span text:style-name="Source_20_Text"><text:span text:style-name="T205">Element.prototype.closest();<text:line-break/>Element.prototype.getAttributeNames();</text:span></text:span></text:p>
            <text:p text:style-name="P114"><text:span text:style-name="Source_20_Text"><text:span text:style-name="T205">Element.prototype.matches();</text:span></text:span></text:p>
            <text:p text:style-name="P114"><text:span text:style-name="Source_20_Text"><text:span text:style-name="T205">Element.prototype.toggleAttribute();</text:span></text:span></text:p>
            <text:p text:style-name="P113"/>
            <text:p text:style-name="P114"><text:span text:style-name="Source_20_Text"><text:span text:style-name="T205">ParentNode.append();</text:span></text:span></text:p>
            <text:p text:style-name="P114"><text:span text:style-name="Source_20_Text"><text:span text:style-name="T175"/></text:span></text:p>
            <text:p text:style-name="P114"><text:span text:style-name="Source_20_Text"><text:span text:style-name="T205">ParentNode.prepend();</text:span></text:span><text:span text:style-name="T239"><text:line-break/><text:line-break/></text:span><text:span text:style-name="Source_20_Text"><text:span text:style-name="T205">String.prototype[Symbol.iterator]();</text:span></text:span></text:p>
            <text:p text:style-name="P114"><text:span text:style-name="Source_20_Text"><text:span text:style-name="T205">String.prototype.includes();</text:span></text:span></text:p>
            <text:p text:style-name="P114"><text:span text:style-name="Source_20_Text"><text:span text:style-name="T205">String.prototype.repeat();</text:span></text:span><text:span text:style-name="T239"><text:line-break/></text:span></text:p>
            <text:p text:style-name="P114"><text:span text:style-name="Source_20_Text"><text:span text:style-name="T205">NodeList.prototype.forEach();</text:span></text:span><text:span text:style-name="T239"><text:line-break/></text:span></text:p>
            <text:p text:style-name="P114"><text:span text:style-name="Source_20_Text"><text:span text:style-name="T205">Object.assign();</text:span></text:span></text:p>
            <text:p text:style-name="P114"><text:span text:style-name="Source_20_Text"><text:span text:style-name="T205">Object.entries();</text:span></text:span><text:span text:style-name="T239"><text:line-break/></text:span></text:p>
            <text:p text:style-name="P114"><text:span text:style-name="Source_20_Text"><text:span text:style-name="T205">Object.getOwnPropertyDescriptors();</text:span></text:span><text:span text:style-name="T239"><text:line-break/></text:span><text:span text:style-name="Source_20_Text"><text:span text:style-name="T205">Object.values();</text:span></text:span><text:span text:style-name="T239"><text:line-break/></text:span></text:p>
            <text:p text:style-name="P114"><text:span text:style-name="Source_20_Text"><text:span text:style-name="T205">RegExp.prototype.flags;</text:span></text:span><text:span text:style-name="T239"><text:line-break/></text:span></text:p>
            <text:p text:style-name="P114"><text:span text:style-name="Source_20_Text"><text:span text:style-name="T240">window</text:span></text:span><text:span text:style-name="Source_20_Text"><text:span text:style-name="T205">.screenLeft;</text:span></text:span><text:span text:style-name="T239"><text:line-break/></text:span><text:span text:style-name="Source_20_Text"><text:span text:style-name="T240">window</text:span></text:span><text:span text:style-name="Source_20_Text"><text:span text:style-name="T205">.screenTop;</text:span></text:span></text:p>
          </table:table-cell>
          <table:table-cell table:style-name="Table3.C3" office:value-type="string">
            <text:p text:style-name="P113">Array.prototype.at();</text:p>
            <text:p text:style-name="P113"/>
            <text:p text:style-name="P113">Array.prototype.findLast();</text:p>
            <text:p text:style-name="P113">Array.prototype.findLastIndex();</text:p>
            <text:p text:style-name="P113"/>
            <text:p text:style-name="P113">Array.prototype.flat();</text:p>
            <text:p text:style-name="P113">Array.prototype.flatMap();</text:p>
            <text:p text:style-name="P113"/>
            <text:p text:style-name="P113">Number.MIN_SAFE_INTEGER;</text:p>
            <text:p text:style-name="P113">Number.MAX_SAFE_INTEGER;</text:p>
            <text:p text:style-name="P113"/>
            <text:p text:style-name="P113">Object.fromEntries();</text:p>
            <text:p text:style-name="P113">Object.is();</text:p>
            <text:p text:style-name="P113"/>
            <text:p text:style-name="P113">String.prototype.at();</text:p>
            <text:p text:style-name="P113"/>
            <text:p text:style-name="P113">String.prototype.matchAll();</text:p>
            <text:p text:style-name="P113"/>
            <text:p text:style-name="P113">String.prototype.padStart();</text:p>
            <text:p text:style-name="P113">String.prototype.padEnd();</text:p>
            <text:p text:style-name="P113"/>
            <text:p text:style-name="P113">String.prototype.replaceAll();</text:p>
            <text:p text:style-name="P113"/>
            <text:p text:style-name="P113">String.prototype.trimStart();</text:p>
            <text:p text:style-name="P113">String.prototype.trimLeft();</text:p>
            <text:p text:style-name="P113"/>
            <text:p text:style-name="P113">String.prototype.trimEnd();</text:p>
            <text:p text:style-name="P113">String.prototype.trimRight();</text:p>
            <text:p text:style-name="P113"/>
            <text:p text:style-name="P113">Typedarray.prototype.at();</text:p>
            <text:p text:style-name="P113"/>
            <text:p text:style-name="P113">TypedArray.prototype.findLast();</text:p>
            <text:p text:style-name="P113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2">v5.<text:span text:style-name="T241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3">BigInt.prototype.toJSON();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6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4T14:41:55.584775200</dc:date>
    <meta:print-date>2025-10-04T17:20:45.049612300</meta:print-date>
    <meta:editing-cycles>1098</meta:editing-cycles>
    <meta:editing-duration>P1DT8H37M25S</meta:editing-duration>
    <meta:printed-by>PDF files</meta:printed-by>
    <meta:document-statistic meta:table-count="7" meta:image-count="0" meta:object-count="0" meta:page-count="6" meta:paragraph-count="438" meta:word-count="690" meta:character-count="11044" meta:non-whitespace-character-count="10773"/>
    <meta:template xlink:type="simple" xlink:actuate="onRequest" xlink:title="" xlink:href="Normal.dotm"/>
  </office:meta>
</office:document-meta>
</file>